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roman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48in"/>
    </style:style>
    <style:style style:name="co2" style:family="table-column">
      <style:table-column-properties fo:break-before="auto" style:column-width="1.3445in"/>
    </style:style>
    <style:style style:name="co3" style:family="table-column">
      <style:table-column-properties fo:break-before="auto" style:column-width="0.705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346in"/>
    </style:style>
    <style:style style:name="co6" style:family="table-column">
      <style:table-column-properties fo:break-before="auto" style:column-width="1.7965in"/>
    </style:style>
    <style:style style:name="co7" style:family="table-column">
      <style:table-column-properties fo:break-before="auto" style:column-width="1.1244in"/>
    </style:style>
    <style:style style:name="co8" style:family="table-column">
      <style:table-column-properties fo:break-before="auto" style:column-width="0.6354in"/>
    </style:style>
    <style:style style:name="co9" style:family="table-column">
      <style:table-column-properties fo:break-before="auto" style:column-width="1.389in"/>
    </style:style>
    <style:style style:name="co10" style:family="table-column">
      <style:table-column-properties fo:break-before="auto" style:column-width="1.5429in"/>
    </style:style>
    <style:style style:name="co11" style:family="table-column">
      <style:table-column-properties fo:break-before="auto" style:column-width="1.7307in"/>
    </style:style>
    <style:style style:name="co12" style:family="table-column">
      <style:table-column-properties fo:break-before="auto" style:column-width="1.6866in"/>
    </style:style>
    <style:style style:name="co13" style:family="table-column">
      <style:table-column-properties fo:break-before="auto" style:column-width="0.9701in"/>
    </style:style>
    <style:style style:name="co14" style:family="table-column">
      <style:table-column-properties fo:break-before="auto" style:column-width="3.184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4374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ackground-color="#b4a7d6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#b6d7a8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ackground-color="#b3cefb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ackground-color="#daf2f4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WLCSP_Ballout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2" office:value-type="string" calcext:value-type="string">
            <text:p>Ball Num.</text:p>
          </table:table-cell>
          <table:table-cell table:style-name="ce2" office:value-type="string" calcext:value-type="string">
            <text:p>Net Name</text:p>
          </table:table-cell>
          <table:table-cell table:number-columns-repeated="3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USB0PP</text:p>
          </table:table-cell>
          <table:table-cell table:number-columns-repeated="2"/>
          <table:table-cell table:style-name="ce5" office:value-type="string" calcext:value-type="string">
            <text:p>A</text:p>
          </table:table-cell>
          <table:table-cell table:style-name="ce3"/>
          <table:table-cell table:style-name="ce3" office:value-type="string" calcext:value-type="string">
            <text:p>USB0PP</text:p>
          </table:table-cell>
          <table:table-cell table:style-name="ce3" office:value-type="string" calcext:value-type="string">
            <text:p>VDD33</text:p>
          </table:table-cell>
          <table:table-cell table:style-name="ce3" office:value-type="string" calcext:value-type="string">
            <text:p>VDD85</text:p>
          </table:table-cell>
          <table:table-cell table:style-name="ce3" office:value-type="string" calcext:value-type="string">
            <text:p>PB5_CD5</text:p>
          </table:table-cell>
          <table:table-cell table:style-name="ce3" office:value-type="string" calcext:value-type="string">
            <text:p>PB4_CD4</text:p>
          </table:table-cell>
          <table:table-cell table:style-name="ce3" office:value-type="string" calcext:value-type="string">
            <text:p>PB3_CD3</text:p>
          </table:table-cell>
          <table:table-cell table:style-name="ce3" office:value-type="string" calcext:value-type="string">
            <text:p>PB2_CD2</text:p>
          </table:table-cell>
          <table:table-cell table:style-name="ce3" office:value-type="string" calcext:value-type="string">
            <text:p>PB1_CD1</text:p>
          </table:table-cell>
          <table:table-cell table:style-name="ce7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VDD33</text:p>
          </table:table-cell>
          <table:table-cell table:number-columns-repeated="2"/>
          <table:table-cell table:style-name="ce5" office:value-type="string" calcext:value-type="string">
            <text:p>B</text:p>
          </table:table-cell>
          <table:table-cell table:style-name="ce3" office:value-type="string" calcext:value-type="string">
            <text:p>USB0PN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XTAL32KIN</text:p>
          </table:table-cell>
          <table:table-cell table:style-name="ce3" office:value-type="string" calcext:value-type="string">
            <text:p>XTAL32KOUT</text:p>
          </table:table-cell>
          <table:table-cell table:style-name="ce3" office:value-type="string" calcext:value-type="string">
            <text:p>PB6_CD6</text:p>
          </table:table-cell>
          <table:table-cell table:style-name="ce3" office:value-type="string" calcext:value-type="string">
            <text:p>PB7_CD7</text:p>
          </table:table-cell>
          <table:table-cell table:style-name="ce3" office:value-type="string" calcext:value-type="string">
            <text:p>VDDIO</text:p>
          </table:table-cell>
          <table:table-cell table:style-name="ce3" office:value-type="string" calcext:value-type="string">
            <text:p>PB8_CH</text:p>
          </table:table-cell>
          <table:table-cell table:style-name="ce3" office:value-type="string" calcext:value-type="string">
            <text:p>PB11_SCL0</text:p>
          </table:table-cell>
          <table:table-cell table:style-name="ce7" office:value-type="string" calcext:value-type="string">
            <text:p>B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VDD85</text:p>
          </table:table-cell>
          <table:table-cell table:number-columns-repeated="2"/>
          <table:table-cell table:style-name="ce5" office:value-type="string" calcext:value-type="string">
            <text:p>C</text:p>
          </table:table-cell>
          <table:table-cell table:style-name="ce3" office:value-type="string" calcext:value-type="string">
            <text:p>VDD25</text:p>
          </table:table-cell>
          <table:table-cell table:style-name="ce3" office:value-type="string" calcext:value-type="string">
            <text:p>PC15_TRNG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PA5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PF9_KP03_PA0</text:p>
          </table:table-cell>
          <table:table-cell table:style-name="ce3" office:value-type="string" calcext:value-type="string">
            <text:p>VDDIO</text:p>
          </table:table-cell>
          <table:table-cell table:style-name="ce3" office:value-type="string" calcext:value-type="string">
            <text:p>PB9_CV</text:p>
          </table:table-cell>
          <table:table-cell table:style-name="ce3" office:value-type="string" calcext:value-type="string">
            <text:p>PB12_SDA0</text:p>
          </table:table-cell>
          <table:table-cell table:style-name="ce7" office:value-type="string" calcext:value-type="string">
            <text:p>C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PB5_CD5</text:p>
          </table:table-cell>
          <table:table-cell table:number-columns-repeated="2"/>
          <table:table-cell table:style-name="ce5" office:value-type="string" calcext:value-type="string">
            <text:p>D</text:p>
          </table:table-cell>
          <table:table-cell table:style-name="ce3" office:value-type="string" calcext:value-type="string">
            <text:p>PC13_S1CS1</text:p>
          </table:table-cell>
          <table:table-cell table:style-name="ce3" office:value-type="string" calcext:value-type="string">
            <text:p>PC14_SE0</text:p>
          </table:table-cell>
          <table:table-cell table:style-name="ce3" office:value-type="string" calcext:value-type="string">
            <text:p>DUART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WMS</text:p>
          </table:table-cell>
          <table:table-cell table:style-name="ce3" office:value-type="string" calcext:value-type="string">
            <text:p>PB0_CD0</text:p>
          </table:table-cell>
          <table:table-cell table:style-name="ce3" office:value-type="string" calcext:value-type="string">
            <text:p>PA7</text:p>
          </table:table-cell>
          <table:table-cell table:style-name="ce3" office:value-type="string" calcext:value-type="string">
            <text:p>PB10_CCK</text:p>
          </table:table-cell>
          <table:table-cell table:style-name="ce3" office:value-type="string" calcext:value-type="string">
            <text:p>PB13_RX2</text:p>
          </table:table-cell>
          <table:table-cell table:style-name="ce7" office:value-type="string" calcext:value-type="string">
            <text:p>D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PB4_CD4</text:p>
          </table:table-cell>
          <table:table-cell table:number-columns-repeated="2"/>
          <table:table-cell table:style-name="ce5" office:value-type="string" calcext:value-type="string">
            <text:p>E</text:p>
          </table:table-cell>
          <table:table-cell table:style-name="ce3" office:value-type="string" calcext:value-type="string">
            <text:p>PC12_S1CS0</text:p>
          </table:table-cell>
          <table:table-cell table:style-name="ce3" office:value-type="string" calcext:value-type="string">
            <text:p>PF0</text:p>
          </table:table-cell>
          <table:table-cell table:style-name="ce3" office:value-type="string" calcext:value-type="string">
            <text:p>PC5_SCL3</text:p>
          </table:table-cell>
          <table:table-cell table:style-name="ce3" office:value-type="string" calcext:value-type="string">
            <text:p>PF1</text:p>
          </table:table-cell>
          <table:table-cell table:style-name="ce3" office:value-type="string" calcext:value-type="string">
            <text:p>XRSTN</text:p>
          </table:table-cell>
          <table:table-cell table:style-name="ce3" office:value-type="string" calcext:value-type="string">
            <text:p>VDDAO</text:p>
          </table:table-cell>
          <table:table-cell table:style-name="ce3" office:value-type="string" calcext:value-type="string">
            <text:p>VDD85</text:p>
          </table:table-cell>
          <table:table-cell table:style-name="ce3" office:value-type="string" calcext:value-type="string">
            <text:p>PC4_PRES</text:p>
          </table:table-cell>
          <table:table-cell table:style-name="ce3" office:value-type="string" calcext:value-type="string">
            <text:p>PB14_TX2</text:p>
          </table:table-cell>
          <table:table-cell table:style-name="ce7" office:value-type="string" calcext:value-type="string">
            <text:p>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PB3_CD3</text:p>
          </table:table-cell>
          <table:table-cell table:number-columns-repeated="2"/>
          <table:table-cell table:style-name="ce5" office:value-type="string" calcext:value-type="string">
            <text:p>F</text:p>
          </table:table-cell>
          <table:table-cell table:style-name="ce3" office:value-type="string" calcext:value-type="string">
            <text:p>PC11_S1CK</text:p>
          </table:table-cell>
          <table:table-cell table:style-name="ce3" office:value-type="string" calcext:value-type="string">
            <text:p>PF8_KPI3_PA1</text:p>
          </table:table-cell>
          <table:table-cell table:style-name="ce3" office:value-type="string" calcext:value-type="string">
            <text:p>PA3_RX0</text:p>
          </table:table-cell>
          <table:table-cell table:style-name="ce3" office:value-type="string" calcext:value-type="string">
            <text:p>PC6_SDA3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PA6</text:p>
          </table:table-cell>
          <table:table-cell table:style-name="ce3" office:value-type="string" calcext:value-type="string">
            <text:p>VDD85</text:p>
          </table:table-cell>
          <table:table-cell table:style-name="ce3" office:value-type="string" calcext:value-type="string">
            <text:p>PF7_KP02_PA2</text:p>
          </table:table-cell>
          <table:table-cell table:style-name="ce3" office:value-type="string" calcext:value-type="string">
            <text:p>PC0_S2CK</text:p>
          </table:table-cell>
          <table:table-cell table:style-name="ce7" office:value-type="string" calcext:value-type="string">
            <text:p>F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PB2_CD2</text:p>
          </table:table-cell>
          <table:table-cell table:number-columns-repeated="2"/>
          <table:table-cell table:style-name="ce5" office:value-type="string" calcext:value-type="string">
            <text:p>G</text:p>
          </table:table-cell>
          <table:table-cell table:style-name="ce3" office:value-type="string" calcext:value-type="string">
            <text:p>PC10_S1D3</text:p>
          </table:table-cell>
          <table:table-cell table:style-name="ce3" office:value-type="string" calcext:value-type="string">
            <text:p>PF3_KPO0</text:p>
          </table:table-cell>
          <table:table-cell table:style-name="ce3" office:value-type="string" calcext:value-type="string">
            <text:p>PA4_TX0</text:p>
          </table:table-cell>
          <table:table-cell table:style-name="ce3" office:value-type="string" calcext:value-type="string">
            <text:p>PF2_KPI0</text:p>
          </table:table-cell>
          <table:table-cell table:style-name="ce3" office:value-type="string" calcext:value-type="string">
            <text:p>PF4_KPI1</text:p>
          </table:table-cell>
          <table:table-cell table:style-name="ce3" office:value-type="string" calcext:value-type="string">
            <text:p>PB15_IRQ</text:p>
          </table:table-cell>
          <table:table-cell table:style-name="ce3" office:value-type="string" calcext:value-type="string">
            <text:p>PF5_KP01</text:p>
          </table:table-cell>
          <table:table-cell table:style-name="ce3" office:value-type="string" calcext:value-type="string">
            <text:p>PF6_KPI2</text:p>
          </table:table-cell>
          <table:table-cell table:style-name="ce3" office:value-type="string" calcext:value-type="string">
            <text:p>PC1_S2DO</text:p>
          </table:table-cell>
          <table:table-cell table:style-name="ce7" office:value-type="string" calcext:value-type="string">
            <text:p>G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PB1_CD1</text:p>
          </table:table-cell>
          <table:table-cell table:number-columns-repeated="2"/>
          <table:table-cell table:style-name="ce5" office:value-type="string" calcext:value-type="string">
            <text:p>H</text:p>
          </table:table-cell>
          <table:table-cell table:style-name="ce3" office:value-type="string" calcext:value-type="string">
            <text:p>XTAL481</text:p>
          </table:table-cell>
          <table:table-cell table:style-name="ce3" office:value-type="string" calcext:value-type="string">
            <text:p>XTAL480</text:p>
          </table:table-cell>
          <table:table-cell table:style-name="ce3" office:value-type="string" calcext:value-type="string">
            <text:p>PC9_S1D2</text:p>
          </table:table-cell>
          <table:table-cell table:style-name="ce3" office:value-type="string" calcext:value-type="string">
            <text:p>VDD33R</text:p>
          </table:table-cell>
          <table:table-cell table:style-name="ce3" office:value-type="string" calcext:value-type="string">
            <text:p>AOXRSTN</text:p>
          </table:table-cell>
          <table:table-cell table:style-name="ce3" office:value-type="string" calcext:value-type="string">
            <text:p>PC8_S1D1</text:p>
          </table:table-cell>
          <table:table-cell table:style-name="ce3" office:value-type="string" calcext:value-type="string">
            <text:p>PC7_S1D0</text:p>
          </table:table-cell>
          <table:table-cell table:style-name="ce3" office:value-type="string" calcext:value-type="string">
            <text:p>PC3_S2CS0</text:p>
          </table:table-cell>
          <table:table-cell table:style-name="ce3" office:value-type="string" calcext:value-type="string">
            <text:p>PC2_S2DI</text:p>
          </table:table-cell>
          <table:table-cell table:style-name="ce7" office:value-type="string" calcext:value-type="string">
            <text:p>H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1</text:p>
          </table:table-cell>
          <table:table-cell table:style-name="ce3" office:value-type="string" calcext:value-type="string">
            <text:p>USB0PN</text:p>
          </table:table-cell>
          <table:table-cell table:number-columns-repeated="3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B2</text:p>
          </table:table-cell>
          <table:table-cell table:style-name="ce3" office:value-type="string" calcext:value-type="string">
            <text:p>GND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B3</text:p>
          </table:table-cell>
          <table:table-cell table:style-name="ce3" office:value-type="string" calcext:value-type="string">
            <text:p>XTAL32KI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B4</text:p>
          </table:table-cell>
          <table:table-cell table:style-name="ce3" office:value-type="string" calcext:value-type="string">
            <text:p>XTAL32KOUT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B5</text:p>
          </table:table-cell>
          <table:table-cell table:style-name="ce3" office:value-type="string" calcext:value-type="string">
            <text:p>PB6_CD6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B6</text:p>
          </table:table-cell>
          <table:table-cell table:style-name="ce3" office:value-type="string" calcext:value-type="string">
            <text:p>PB7_CD7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B7</text:p>
          </table:table-cell>
          <table:table-cell table:style-name="ce3" office:value-type="string" calcext:value-type="string">
            <text:p>VDDIO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B8</text:p>
          </table:table-cell>
          <table:table-cell table:style-name="ce3" office:value-type="string" calcext:value-type="string">
            <text:p>PB8_CH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B9</text:p>
          </table:table-cell>
          <table:table-cell table:style-name="ce3" office:value-type="string" calcext:value-type="string">
            <text:p>PB11_SCL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VDD2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PC15_TRNG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GND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PA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GND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PF9_KP03_PA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7</text:p>
          </table:table-cell>
          <table:table-cell table:style-name="ce3" office:value-type="string" calcext:value-type="string">
            <text:p>VDDIO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PB9_CV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PB12_SDA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PC13_S1CS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PC14_SE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DUART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GND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5</text:p>
          </table:table-cell>
          <table:table-cell table:style-name="ce3" office:value-type="string" calcext:value-type="string">
            <text:p>WM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6</text:p>
          </table:table-cell>
          <table:table-cell table:style-name="ce3" office:value-type="string" calcext:value-type="string">
            <text:p>PB0_CD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7</text:p>
          </table:table-cell>
          <table:table-cell table:style-name="ce3" office:value-type="string" calcext:value-type="string">
            <text:p>PA7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8</text:p>
          </table:table-cell>
          <table:table-cell table:style-name="ce3" office:value-type="string" calcext:value-type="string">
            <text:p>PB10_CCK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9</text:p>
          </table:table-cell>
          <table:table-cell table:style-name="ce3" office:value-type="string" calcext:value-type="string">
            <text:p>PB13_RX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PC12_S1CS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PF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PC5_SCL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PF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XRST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VDDAO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VDD8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PC4_PRE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PB14_TX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PC11_S1CK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2</text:p>
          </table:table-cell>
          <table:table-cell table:style-name="ce3" office:value-type="string" calcext:value-type="string">
            <text:p>PF8_KPI3_PA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3</text:p>
          </table:table-cell>
          <table:table-cell table:style-name="ce3" office:value-type="string" calcext:value-type="string">
            <text:p>PA3_RX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4</text:p>
          </table:table-cell>
          <table:table-cell table:style-name="ce3" office:value-type="string" calcext:value-type="string">
            <text:p>PC6_SDA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5</text:p>
          </table:table-cell>
          <table:table-cell table:style-name="ce3" office:value-type="string" calcext:value-type="string">
            <text:p>GND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6</text:p>
          </table:table-cell>
          <table:table-cell table:style-name="ce3" office:value-type="string" calcext:value-type="string">
            <text:p>PA6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7</text:p>
          </table:table-cell>
          <table:table-cell table:style-name="ce3" office:value-type="string" calcext:value-type="string">
            <text:p>VDD8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8</text:p>
          </table:table-cell>
          <table:table-cell table:style-name="ce3" office:value-type="string" calcext:value-type="string">
            <text:p>PF7_KP02_PA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9</text:p>
          </table:table-cell>
          <table:table-cell table:style-name="ce3" office:value-type="string" calcext:value-type="string">
            <text:p>PC0_S2CK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G1</text:p>
          </table:table-cell>
          <table:table-cell table:style-name="ce3" office:value-type="string" calcext:value-type="string">
            <text:p>PC10_S1D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G2</text:p>
          </table:table-cell>
          <table:table-cell table:style-name="ce3" office:value-type="string" calcext:value-type="string">
            <text:p>PF3_KPO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G3</text:p>
          </table:table-cell>
          <table:table-cell table:style-name="ce3" office:value-type="string" calcext:value-type="string">
            <text:p>PA4_TX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G4</text:p>
          </table:table-cell>
          <table:table-cell table:style-name="ce3" office:value-type="string" calcext:value-type="string">
            <text:p>PF2_KPI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G5</text:p>
          </table:table-cell>
          <table:table-cell table:style-name="ce3" office:value-type="string" calcext:value-type="string">
            <text:p>PF4_KPI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G6</text:p>
          </table:table-cell>
          <table:table-cell table:style-name="ce3" office:value-type="string" calcext:value-type="string">
            <text:p>PB15_IRQ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G7</text:p>
          </table:table-cell>
          <table:table-cell table:style-name="ce3" office:value-type="string" calcext:value-type="string">
            <text:p>PF5_KP0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G8</text:p>
          </table:table-cell>
          <table:table-cell table:style-name="ce3" office:value-type="string" calcext:value-type="string">
            <text:p>PF6_KPI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G9</text:p>
          </table:table-cell>
          <table:table-cell table:style-name="ce3" office:value-type="string" calcext:value-type="string">
            <text:p>PC1_S2DO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H1</text:p>
          </table:table-cell>
          <table:table-cell table:style-name="ce3" office:value-type="string" calcext:value-type="string">
            <text:p>XTAL48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H2</text:p>
          </table:table-cell>
          <table:table-cell table:style-name="ce3" office:value-type="string" calcext:value-type="string">
            <text:p>XTAL48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H3</text:p>
          </table:table-cell>
          <table:table-cell table:style-name="ce3" office:value-type="string" calcext:value-type="string">
            <text:p>PC9_S1D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H4</text:p>
          </table:table-cell>
          <table:table-cell table:style-name="ce3" office:value-type="string" calcext:value-type="string">
            <text:p>VDD33R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H5</text:p>
          </table:table-cell>
          <table:table-cell table:style-name="ce3" office:value-type="string" calcext:value-type="string">
            <text:p>AOXRST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H6</text:p>
          </table:table-cell>
          <table:table-cell table:style-name="ce3" office:value-type="string" calcext:value-type="string">
            <text:p>PC8_S1D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H7</text:p>
          </table:table-cell>
          <table:table-cell table:style-name="ce3" office:value-type="string" calcext:value-type="string">
            <text:p>PC7_S1D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H8</text:p>
          </table:table-cell>
          <table:table-cell table:style-name="ce3" office:value-type="string" calcext:value-type="string">
            <text:p>PC3_S2CS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H9</text:p>
          </table:table-cell>
          <table:table-cell table:style-name="ce3" office:value-type="string" calcext:value-type="string">
            <text:p>PC2_S2DI</text:p>
          </table:table-cell>
          <table:table-cell table:number-columns-repeated="1022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O_Mapping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number-columns-repeated="997" table:default-cell-style-name="Default"/>
        <table:table-row table:style-name="ro3"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Group</text:p>
          </table:table-cell>
          <table:table-cell table:style-name="ce8" office:value-type="string" calcext:value-type="string">
            <text:p>pin name</text:p>
          </table:table-cell>
          <table:table-cell table:style-name="ce8" office:value-type="string" calcext:value-type="string">
            <text:p>tied with</text:p>
          </table:table-cell>
          <table:table-cell table:style-name="ce8" office:value-type="string" calcext:value-type="string">
            <text:p>pin direction</text:p>
          </table:table-cell>
          <table:table-cell table:style-name="ce13" office:value-type="string" calcext:value-type="string">
            <text:p>Options of Driving Strength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Alternative</text:p>
            <text:p>Function 1</text:p>
          </table:table-cell>
          <table:table-cell table:style-name="ce8" office:value-type="string" calcext:value-type="string">
            <text:p>Alternative</text:p>
            <text:p>Function 2</text:p>
          </table:table-cell>
          <table:table-cell table:style-name="ce8" office:value-type="string" calcext:value-type="string">
            <text:p>Alternative</text:p>
            <text:p>Function 3</text:p>
          </table:table-cell>
          <table:table-cell table:style-name="ce8" office:value-type="string" calcext:value-type="string">
            <text:p>BIO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Notes</text:p>
          </table:table-cell>
          <table:table-cell table:number-columns-repeated="997"/>
        </table:table-row>
        <table:table-row table:style-name="ro4">
          <table:table-cell table:style-name="ce9"/>
          <table:table-cell table:style-name="ce8" office:value-type="string" calcext:value-type="string">
            <text:p>External Reset</text:p>
          </table:table-cell>
          <table:table-cell table:style-name="ce8" office:value-type="string" calcext:value-type="string">
            <text:p>XRSTn</text:p>
          </table:table-cell>
          <table:table-cell table:style-name="ce8"/>
          <table:table-cell table:style-name="ce8" office:value-type="string" calcext:value-type="string">
            <text:p>Input</text:p>
          </table:table-cell>
          <table:table-cell table:style-name="ce8" table:number-columns-repeated="2"/>
          <table:table-cell table:style-name="ce8" office:value-type="string" calcext:value-type="string">
            <text:p>--</text:p>
          </table:table-cell>
          <table:table-cell table:number-columns-repeated="2"/>
          <table:table-cell table:style-name="ce38"/>
          <table:table-cell table:number-columns-repeated="999"/>
        </table:table-row>
        <table:table-row table:style-name="ro4">
          <table:table-cell table:style-name="ce9" office:value-type="string" calcext:value-type="string">
            <text:p>TEST</text:p>
          </table:table-cell>
          <table:table-cell table:style-name="ce8" office:value-type="string" calcext:value-type="string">
            <text:p>Debug console</text:p>
          </table:table-cell>
          <table:table-cell table:style-name="ce8" office:value-type="string" calcext:value-type="string">
            <text:p>DUART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mA</text:p>
          </table:table-cell>
          <table:table-cell table:style-name="ce8"/>
          <table:table-cell table:style-name="ce14"/>
          <table:table-cell table:style-name="ce8" table:number-columns-repeated="2"/>
          <table:table-cell table:style-name="ce39"/>
          <table:table-cell table:number-columns-repeated="999"/>
        </table:table-row>
        <table:table-row table:style-name="ro4">
          <table:table-cell table:style-name="ce8" table:number-columns-repeated="2"/>
          <table:table-cell table:style-name="ce8" office:value-type="string" calcext:value-type="string">
            <text:p>XTAL48M_IN</text:p>
          </table:table-cell>
          <table:table-cell table:style-name="ce8"/>
          <table:table-cell table:style-name="ce8" office:value-type="string" calcext:value-type="string">
            <text:p>Input</text:p>
          </table:table-cell>
          <table:table-cell table:style-name="ce14"/>
          <table:table-cell table:number-columns-repeated="4"/>
          <table:table-cell table:style-name="ce38"/>
          <table:table-cell table:number-columns-repeated="999"/>
        </table:table-row>
        <table:table-row table:style-name="ro4">
          <table:table-cell table:style-name="ce8" table:number-columns-repeated="2"/>
          <table:table-cell table:style-name="ce8" office:value-type="string" calcext:value-type="string">
            <text:p>XTAL48M_OUT</text:p>
          </table:table-cell>
          <table:table-cell table:style-name="ce8"/>
          <table:table-cell table:style-name="ce8" office:value-type="string" calcext:value-type="string">
            <text:p>Output</text:p>
          </table:table-cell>
          <table:table-cell table:style-name="ce8" office:value-type="string" calcext:value-type="string">
            <text:p>12mA</text:p>
          </table:table-cell>
          <table:table-cell table:number-columns-repeated="4"/>
          <table:table-cell table:style-name="ce38"/>
          <table:table-cell table:number-columns-repeated="999"/>
        </table:table-row>
        <table:table-row table:style-name="ro4">
          <table:table-cell table:style-name="ce8"/>
          <table:table-cell table:style-name="ce12" office:value-type="string" calcext:value-type="string">
            <text:p>USB PHY</text:p>
          </table:table-cell>
          <table:table-cell table:style-name="ce12" office:value-type="string" calcext:value-type="string">
            <text:p>USB0PN</text:p>
          </table:table-cell>
          <table:table-cell table:style-name="ce12"/>
          <table:table-cell table:style-name="ce12" office:value-type="string" calcext:value-type="string">
            <text:p>Input/Output</text:p>
          </table:table-cell>
          <table:table-cell table:style-name="ce12"/>
          <table:table-cell table:style-name="ce8" table:number-columns-repeated="2"/>
          <table:table-cell table:number-columns-repeated="2"/>
          <table:table-cell table:style-name="ce38"/>
          <table:table-cell table:number-columns-repeated="999"/>
        </table:table-row>
        <table:table-row table:style-name="ro4">
          <table:table-cell table:style-name="ce8"/>
          <table:table-cell table:style-name="ce12"/>
          <table:table-cell table:style-name="ce12" office:value-type="string" calcext:value-type="string">
            <text:p>USB0PP</text:p>
          </table:table-cell>
          <table:table-cell table:style-name="ce12"/>
          <table:table-cell table:style-name="ce12" office:value-type="string" calcext:value-type="string">
            <text:p>Input/Output</text:p>
          </table:table-cell>
          <table:table-cell table:style-name="ce12"/>
          <table:table-cell table:style-name="ce8" table:number-columns-repeated="2"/>
          <table:table-cell table:number-columns-repeated="2"/>
          <table:table-cell table:style-name="ce38"/>
          <table:table-cell table:number-columns-repeated="999"/>
        </table:table-row>
        <table:table-row table:style-name="ro4">
          <table:table-cell table:style-name="ce10" office:value-type="string" calcext:value-type="string">
            <text:p>PORT-A</text:p>
          </table:table-cell>
          <table:table-cell table:style-name="ce8" office:value-type="string" calcext:value-type="string">
            <text:p>PORT A</text:p>
          </table:table-cell>
          <table:table-cell table:style-name="ce8" table:formula="of:=CONCATENATE(&quot;P&quot;; ['file:///F:/code/baochip-1x/docs/consulting/cramium/datasheets/Daric.Pin,Mapping(2).xlsx'#$code.B2])" office:value-type="string" office:string-value="PA00" calcext:value-type="string">
            <text:p>PA00</text:p>
          </table:table-cell>
          <table:table-cell table:style-name="ce8" office:value-type="string" calcext:value-type="string">
            <text:p>PF09</text:p>
          </table:table-cell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8])" office:value-type="string" office:string-value="GPIO_PA00" calcext:value-type="string">
            <text:p>GPIO_PA00</text:p>
          </table:table-cell>
          <table:table-cell table:style-name="ce8" table:formula="of:=UPPER( ['file:///F:/code/baochip-1x/docs/consulting/cramium/datasheets/Daric.Pin,Mapping(2).xlsx'#$code.H2])">
            <text:p/>
          </table:table-cell>
          <table:table-cell table:style-name="ce16" table:formula="of:=UPPER( ['file:///F:/code/baochip-1x/docs/consulting/cramium/datasheets/Daric.Pin,Mapping(2).xlsx'#$code.I2])" office:value-type="string" office:string-value="I2C_SCL_A[1]" calcext:value-type="string">
            <text:p>I2C_SCL_A[1]</text:p>
          </table:table-cell>
          <table:table-cell table:style-name="ce19" table:formula="of:=UPPER( ['file:///F:/code/baochip-1x/docs/consulting/cramium/datasheets/Daric.Pin,Mapping(2).xlsx'#$code.J2])" office:value-type="string" office:string-value="PWM0[0]" calcext:value-type="string">
            <text:p>PWM0[0]</text:p>
          </table:table-cell>
          <table:table-cell table:style-name="ce39"/>
          <table:table-cell table:number-columns-repeated="999"/>
        </table:table-row>
        <table:table-row table:style-name="ro4">
          <table:table-cell table:style-name="ce10"/>
          <table:table-cell table:style-name="ce8"/>
          <table:table-cell table:style-name="ce8" table:formula="of:=CONCATENATE(&quot;P&quot;; ['file:///F:/code/baochip-1x/docs/consulting/cramium/datasheets/Daric.Pin,Mapping(2).xlsx'#$code.B3])" office:value-type="string" office:string-value="PA01" calcext:value-type="string">
            <text:p>PA01</text:p>
          </table:table-cell>
          <table:table-cell table:style-name="ce8" office:value-type="string" calcext:value-type="string">
            <text:p>PF08</text:p>
          </table:table-cell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9])" office:value-type="string" office:string-value="GPIO_PA01" calcext:value-type="string">
            <text:p>GPIO_PA01</text:p>
          </table:table-cell>
          <table:table-cell table:style-name="ce8" table:formula="of:=UPPER( ['file:///F:/code/baochip-1x/docs/consulting/cramium/datasheets/Daric.Pin,Mapping(2).xlsx'#$code.H3])">
            <text:p/>
          </table:table-cell>
          <table:table-cell table:style-name="ce16" table:formula="of:=UPPER( ['file:///F:/code/baochip-1x/docs/consulting/cramium/datasheets/Daric.Pin,Mapping(2).xlsx'#$code.I3])" office:value-type="string" office:string-value="I2C_SDA_A[1]" calcext:value-type="string">
            <text:p>I2C_SDA_A[1]</text:p>
          </table:table-cell>
          <table:table-cell table:style-name="ce19" table:formula="of:=UPPER( ['file:///F:/code/baochip-1x/docs/consulting/cramium/datasheets/Daric.Pin,Mapping(2).xlsx'#$code.J3])" office:value-type="string" office:string-value="PWM0[1]" calcext:value-type="string">
            <text:p>PWM0[1]</text:p>
          </table:table-cell>
          <table:table-cell table:style-name="ce39"/>
          <table:table-cell table:number-columns-repeated="999"/>
        </table:table-row>
        <table:table-row table:style-name="ro4">
          <table:table-cell table:style-name="ce10"/>
          <table:table-cell/>
          <table:table-cell table:style-name="ce8" table:formula="of:=CONCATENATE(&quot;P&quot;; ['file:///F:/code/baochip-1x/docs/consulting/cramium/datasheets/Daric.Pin,Mapping(2).xlsx'#$code.B4])" office:value-type="string" office:string-value="PA02" calcext:value-type="string">
            <text:p>PA02</text:p>
          </table:table-cell>
          <table:table-cell table:style-name="ce8" office:value-type="string" calcext:value-type="string">
            <text:p>PF07</text:p>
          </table:table-cell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10])" office:value-type="string" office:string-value="GPIO_PA02" calcext:value-type="string">
            <text:p>GPIO_PA02</text:p>
          </table:table-cell>
          <table:table-cell table:style-name="ce8" table:formula="of:=UPPER( ['file:///F:/code/baochip-1x/docs/consulting/cramium/datasheets/Daric.Pin,Mapping(2).xlsx'#$code.H4])">
            <text:p/>
          </table:table-cell>
          <table:table-cell table:style-name="ce8" table:formula="of:=UPPER( ['file:///F:/code/baochip-1x/docs/consulting/cramium/datasheets/Daric.Pin,Mapping(2).xlsx'#$code.I4])">
            <text:p/>
          </table:table-cell>
          <table:table-cell table:style-name="ce19" table:formula="of:=UPPER( ['file:///F:/code/baochip-1x/docs/consulting/cramium/datasheets/Daric.Pin,Mapping(2).xlsx'#$code.J4])" office:value-type="string" office:string-value="PWM0[2]" calcext:value-type="string">
            <text:p>PWM0[2]</text:p>
          </table:table-cell>
          <table:table-cell table:style-name="ce39"/>
          <table:table-cell table:number-columns-repeated="999"/>
        </table:table-row>
        <table:table-row table:style-name="ro4">
          <table:table-cell table:style-name="ce10"/>
          <table:table-cell/>
          <table:table-cell table:style-name="ce8" table:formula="of:=CONCATENATE(&quot;P&quot;; ['file:///F:/code/baochip-1x/docs/consulting/cramium/datasheets/Daric.Pin,Mapping(2).xlsx'#$code.B5])" office:value-type="string" office:string-value="PA03" calcext:value-type="string">
            <text:p>PA03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11])" office:value-type="string" office:string-value="GPIO_PA03" calcext:value-type="string">
            <text:p>GPIO_PA03</text:p>
          </table:table-cell>
          <table:table-cell table:style-name="ce15" table:formula="of:=UPPER( ['file:///F:/code/baochip-1x/docs/consulting/cramium/datasheets/Daric.Pin,Mapping(2).xlsx'#$code.H5])" office:value-type="string" office:string-value="UART_RX_A[0]" calcext:value-type="string">
            <text:p>UART_RX_A[0]</text:p>
          </table:table-cell>
          <table:table-cell table:style-name="ce8" table:formula="of:=UPPER( ['file:///F:/code/baochip-1x/docs/consulting/cramium/datasheets/Daric.Pin,Mapping(2).xlsx'#$code.I5])">
            <text:p/>
          </table:table-cell>
          <table:table-cell table:style-name="ce19" table:formula="of:=UPPER( ['file:///F:/code/baochip-1x/docs/consulting/cramium/datasheets/Daric.Pin,Mapping(2).xlsx'#$code.J5])" office:value-type="string" office:string-value="PWM0[3]" calcext:value-type="string">
            <text:p>PWM0[3]</text:p>
          </table:table-cell>
          <table:table-cell table:style-name="ce39"/>
          <table:table-cell table:number-columns-repeated="999"/>
        </table:table-row>
        <table:table-row table:style-name="ro4">
          <table:table-cell table:style-name="ce10"/>
          <table:table-cell table:style-name="ce8"/>
          <table:table-cell table:style-name="ce8" table:formula="of:=CONCATENATE(&quot;P&quot;; ['file:///F:/code/baochip-1x/docs/consulting/cramium/datasheets/Daric.Pin,Mapping(2).xlsx'#$code.B6])" office:value-type="string" office:string-value="PA04" calcext:value-type="string">
            <text:p>PA04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12])" office:value-type="string" office:string-value="GPIO_PA04" calcext:value-type="string">
            <text:p>GPIO_PA04</text:p>
          </table:table-cell>
          <table:table-cell table:style-name="ce15" table:formula="of:=UPPER( ['file:///F:/code/baochip-1x/docs/consulting/cramium/datasheets/Daric.Pin,Mapping(2).xlsx'#$code.H6])" office:value-type="string" office:string-value="UART_TX_A[0]" calcext:value-type="string">
            <text:p>UART_TX_A[0]</text:p>
          </table:table-cell>
          <table:table-cell table:style-name="ce8" table:formula="of:=UPPER( ['file:///F:/code/baochip-1x/docs/consulting/cramium/datasheets/Daric.Pin,Mapping(2).xlsx'#$code.I6])">
            <text:p/>
          </table:table-cell>
          <table:table-cell table:style-name="ce8" table:formula="of:=UPPER( ['file:///F:/code/baochip-1x/docs/consulting/cramium/datasheets/Daric.Pin,Mapping(2).xlsx'#$code.J6])">
            <text:p/>
          </table:table-cell>
          <table:table-cell table:style-name="ce39"/>
          <table:table-cell office:value-type="string" calcext:value-type="string">
            <text:p>ADC0</text:p>
          </table:table-cell>
          <table:table-cell table:number-columns-repeated="998"/>
        </table:table-row>
        <table:table-row table:style-name="ro4">
          <table:table-cell table:style-name="ce10"/>
          <table:table-cell table:style-name="ce8"/>
          <table:table-cell table:style-name="ce8" table:formula="of:=CONCATENATE(&quot;P&quot;; ['file:///F:/code/baochip-1x/docs/consulting/cramium/datasheets/Daric.Pin,Mapping(2).xlsx'#$code.B7])" office:value-type="string" office:string-value="PA05" calcext:value-type="string">
            <text:p>PA05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13])" office:value-type="string" office:string-value="GPIO_PA05" calcext:value-type="string">
            <text:p>GPIO_PA05</text:p>
          </table:table-cell>
          <table:table-cell table:style-name="ce8" table:formula="of:=UPPER( ['file:///F:/code/baochip-1x/docs/consulting/cramium/datasheets/Daric.Pin,Mapping(2).xlsx'#$code.H7])">
            <text:p/>
          </table:table-cell>
          <table:table-cell table:style-name="ce16" table:formula="of:=UPPER( ['file:///F:/code/baochip-1x/docs/consulting/cramium/datasheets/Daric.Pin,Mapping(2).xlsx'#$code.I7])" office:value-type="string" office:string-value="I2C_SCL_A[0]" calcext:value-type="string">
            <text:p>I2C_SCL_A[0]</text:p>
          </table:table-cell>
          <table:table-cell table:style-name="ce8" table:formula="of:=UPPER( ['file:///F:/code/baochip-1x/docs/consulting/cramium/datasheets/Daric.Pin,Mapping(2).xlsx'#$code.J7])">
            <text:p/>
          </table:table-cell>
          <table:table-cell table:style-name="ce39"/>
          <table:table-cell office:value-type="string" calcext:value-type="string">
            <text:p>ADC1</text:p>
          </table:table-cell>
          <table:table-cell table:number-columns-repeated="998"/>
        </table:table-row>
        <table:table-row table:style-name="ro4">
          <table:table-cell table:style-name="ce10"/>
          <table:table-cell table:style-name="ce8"/>
          <table:table-cell table:style-name="ce8" table:formula="of:=CONCATENATE(&quot;P&quot;; ['file:///F:/code/baochip-1x/docs/consulting/cramium/datasheets/Daric.Pin,Mapping(2).xlsx'#$code.B8])" office:value-type="string" office:string-value="PA06" calcext:value-type="string">
            <text:p>PA06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14])" office:value-type="string" office:string-value="GPIO_PA06" calcext:value-type="string">
            <text:p>GPIO_PA06</text:p>
          </table:table-cell>
          <table:table-cell table:style-name="ce8" table:formula="of:=UPPER( ['file:///F:/code/baochip-1x/docs/consulting/cramium/datasheets/Daric.Pin,Mapping(2).xlsx'#$code.H8])">
            <text:p/>
          </table:table-cell>
          <table:table-cell table:style-name="ce16" table:formula="of:=UPPER( ['file:///F:/code/baochip-1x/docs/consulting/cramium/datasheets/Daric.Pin,Mapping(2).xlsx'#$code.I8])" office:value-type="string" office:string-value="I2C_SDA_A[0]" calcext:value-type="string">
            <text:p>I2C_SDA_A[0]</text:p>
          </table:table-cell>
          <table:table-cell table:style-name="ce8" table:formula="of:=UPPER( ['file:///F:/code/baochip-1x/docs/consulting/cramium/datasheets/Daric.Pin,Mapping(2).xlsx'#$code.J8])">
            <text:p/>
          </table:table-cell>
          <table:table-cell table:style-name="ce39"/>
          <table:table-cell office:value-type="string" calcext:value-type="string">
            <text:p>ADC2</text:p>
          </table:table-cell>
          <table:table-cell table:number-columns-repeated="998"/>
        </table:table-row>
        <table:table-row table:style-name="ro4">
          <table:table-cell table:style-name="ce10"/>
          <table:table-cell table:style-name="ce8"/>
          <table:table-cell table:style-name="ce8" table:formula="of:=CONCATENATE(&quot;P&quot;; ['file:///F:/code/baochip-1x/docs/consulting/cramium/datasheets/Daric.Pin,Mapping(2).xlsx'#$code.B9])" office:value-type="string" office:string-value="PA07" calcext:value-type="string">
            <text:p>PA07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15])" office:value-type="string" office:string-value="GPIO_PA07" calcext:value-type="string">
            <text:p>GPIO_PA07</text:p>
          </table:table-cell>
          <table:table-cell table:style-name="ce8" table:formula="of:=UPPER( ['file:///F:/code/baochip-1x/docs/consulting/cramium/datasheets/Daric.Pin,Mapping(2).xlsx'#$code.H9])">
            <text:p/>
          </table:table-cell>
          <table:table-cell table:style-name="ce8" table:formula="of:=UPPER( ['file:///F:/code/baochip-1x/docs/consulting/cramium/datasheets/Daric.Pin,Mapping(2).xlsx'#$code.I9])">
            <text:p/>
          </table:table-cell>
          <table:table-cell table:style-name="ce8" table:formula="of:=UPPER( ['file:///F:/code/baochip-1x/docs/consulting/cramium/datasheets/Daric.Pin,Mapping(2).xlsx'#$code.J9])">
            <text:p/>
          </table:table-cell>
          <table:table-cell table:style-name="ce39"/>
          <table:table-cell office:value-type="string" calcext:value-type="string">
            <text:p>ADC3</text:p>
          </table:table-cell>
          <table:table-cell table:number-columns-repeated="998"/>
        </table:table-row>
        <table:table-row table:style-name="ro4">
          <table:table-cell table:style-name="ce11" office:value-type="string" calcext:value-type="string">
            <text:p>PORT-BC</text:p>
          </table:table-cell>
          <table:table-cell table:style-name="ce8" office:value-type="string" calcext:value-type="string">
            <text:p>PORT B 16-bit</text:p>
          </table:table-cell>
          <table:table-cell table:style-name="ce8" table:formula="of:=CONCATENATE(&quot;P&quot;; ['file:///F:/code/baochip-1x/docs/consulting/cramium/datasheets/Daric.Pin,Mapping(2).xlsx'#$code.B18])" office:value-type="string" office:string-value="PB00" calcext:value-type="string">
            <text:p>PB00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16])" office:value-type="string" office:string-value="GPIO_PB00" calcext:value-type="string">
            <text:p>GPIO_PB00</text:p>
          </table:table-cell>
          <table:table-cell table:style-name="ce8" table:formula="of:=UPPER( ['file:///F:/code/baochip-1x/docs/consulting/cramium/datasheets/Daric.Pin,Mapping(2).xlsx'#$code.H18])" office:value-type="string" office:string-value="CAM_DATA[0]" calcext:value-type="string">
            <text:p>CAM_DATA[0]</text:p>
          </table:table-cell>
          <table:table-cell table:style-name="ce8" table:formula="of:=UPPER( ['file:///F:/code/baochip-1x/docs/consulting/cramium/datasheets/Daric.Pin,Mapping(2).xlsx'#$code.I18])">
            <text:p/>
          </table:table-cell>
          <table:table-cell table:style-name="ce19" table:formula="of:=UPPER( ['file:///F:/code/baochip-1x/docs/consulting/cramium/datasheets/Daric.Pin,Mapping(2).xlsx'#$code.J18])" office:value-type="string" office:string-value="PWM1[0]" calcext:value-type="string">
            <text:p>PWM1[0]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code/baochip-1x/docs/consulting/cramium/datasheets/Daric.Pin,Mapping(2).xlsx'#$code.B19])" office:value-type="string" office:string-value="PB01" calcext:value-type="string">
            <text:p>PB01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17])" office:value-type="string" office:string-value="GPIO_PB01" calcext:value-type="string">
            <text:p>GPIO_PB01</text:p>
          </table:table-cell>
          <table:table-cell table:style-name="ce8" table:formula="of:=UPPER( ['file:///F:/code/baochip-1x/docs/consulting/cramium/datasheets/Daric.Pin,Mapping(2).xlsx'#$code.H19])" office:value-type="string" office:string-value="CAM_DATA[1]" calcext:value-type="string">
            <text:p>CAM_DATA[1]</text:p>
          </table:table-cell>
          <table:table-cell table:style-name="ce8" table:formula="of:=UPPER( ['file:///F:/code/baochip-1x/docs/consulting/cramium/datasheets/Daric.Pin,Mapping(2).xlsx'#$code.I19])">
            <text:p/>
          </table:table-cell>
          <table:table-cell table:style-name="ce19" table:formula="of:=UPPER( ['file:///F:/code/baochip-1x/docs/consulting/cramium/datasheets/Daric.Pin,Mapping(2).xlsx'#$code.J19])" office:value-type="string" office:string-value="PWM1[1]" calcext:value-type="string">
            <text:p>PWM1[1]</text:p>
          </table:table-cell>
          <table:table-cell table:style-name="ce39" table:formula="of:=[.K16]+1" office:value-type="float" office:value="1" calcext:value-type="float">
            <text:p>1</text:p>
          </table:table-cell>
          <table:table-cell/>
          <table:table-cell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code/baochip-1x/docs/consulting/cramium/datasheets/Daric.Pin,Mapping(2).xlsx'#$code.B20])" office:value-type="string" office:string-value="PB02" calcext:value-type="string">
            <text:p>PB02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18])" office:value-type="string" office:string-value="GPIO_PB02" calcext:value-type="string">
            <text:p>GPIO_PB02</text:p>
          </table:table-cell>
          <table:table-cell table:style-name="ce8" table:formula="of:=UPPER( ['file:///F:/code/baochip-1x/docs/consulting/cramium/datasheets/Daric.Pin,Mapping(2).xlsx'#$code.H20])" office:value-type="string" office:string-value="CAM_DATA[2]" calcext:value-type="string">
            <text:p>CAM_DATA[2]</text:p>
          </table:table-cell>
          <table:table-cell table:style-name="ce8" table:formula="of:=UPPER( ['file:///F:/code/baochip-1x/docs/consulting/cramium/datasheets/Daric.Pin,Mapping(2).xlsx'#$code.I20])">
            <text:p/>
          </table:table-cell>
          <table:table-cell table:style-name="ce19" table:formula="of:=UPPER( ['file:///F:/code/baochip-1x/docs/consulting/cramium/datasheets/Daric.Pin,Mapping(2).xlsx'#$code.J20])" office:value-type="string" office:string-value="PWM1[2]" calcext:value-type="string">
            <text:p>PWM1[2]</text:p>
          </table:table-cell>
          <table:table-cell table:style-name="ce39" table:formula="of:=[.K17]+1" office:value-type="float" office:value="2" calcext:value-type="float">
            <text:p>2</text:p>
          </table:table-cell>
          <table:table-cell/>
          <table:table-cell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code/baochip-1x/docs/consulting/cramium/datasheets/Daric.Pin,Mapping(2).xlsx'#$code.B21])" office:value-type="string" office:string-value="PB03" calcext:value-type="string">
            <text:p>PB03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19])" office:value-type="string" office:string-value="GPIO_PB03" calcext:value-type="string">
            <text:p>GPIO_PB03</text:p>
          </table:table-cell>
          <table:table-cell table:style-name="ce8" table:formula="of:=UPPER( ['file:///F:/code/baochip-1x/docs/consulting/cramium/datasheets/Daric.Pin,Mapping(2).xlsx'#$code.H21])" office:value-type="string" office:string-value="CAM_DATA[3]" calcext:value-type="string">
            <text:p>CAM_DATA[3]</text:p>
          </table:table-cell>
          <table:table-cell table:style-name="ce8" table:formula="of:=UPPER( ['file:///F:/code/baochip-1x/docs/consulting/cramium/datasheets/Daric.Pin,Mapping(2).xlsx'#$code.I21])">
            <text:p/>
          </table:table-cell>
          <table:table-cell table:style-name="ce19" table:formula="of:=UPPER( ['file:///F:/code/baochip-1x/docs/consulting/cramium/datasheets/Daric.Pin,Mapping(2).xlsx'#$code.J21])" office:value-type="string" office:string-value="PWM1[3]" calcext:value-type="string">
            <text:p>PWM1[3]</text:p>
          </table:table-cell>
          <table:table-cell table:style-name="ce39" table:formula="of:=[.K18]+1" office:value-type="float" office:value="3" calcext:value-type="float">
            <text:p>3</text:p>
          </table:table-cell>
          <table:table-cell/>
          <table:table-cell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code/baochip-1x/docs/consulting/cramium/datasheets/Daric.Pin,Mapping(2).xlsx'#$code.B22])" office:value-type="string" office:string-value="PB04" calcext:value-type="string">
            <text:p>PB04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20])" office:value-type="string" office:string-value="GPIO_PB04" calcext:value-type="string">
            <text:p>GPIO_PB04</text:p>
          </table:table-cell>
          <table:table-cell table:style-name="ce8" table:formula="of:=UPPER( ['file:///F:/code/baochip-1x/docs/consulting/cramium/datasheets/Daric.Pin,Mapping(2).xlsx'#$code.H22])" office:value-type="string" office:string-value="CAM_DATA[4]" calcext:value-type="string">
            <text:p>CAM_DATA[4]</text:p>
          </table:table-cell>
          <table:table-cell table:style-name="ce8" table:formula="of:=UPPER( ['file:///F:/code/baochip-1x/docs/consulting/cramium/datasheets/Daric.Pin,Mapping(2).xlsx'#$code.I22])">
            <text:p/>
          </table:table-cell>
          <table:table-cell table:style-name="ce8" table:formula="of:=UPPER( ['file:///F:/code/baochip-1x/docs/consulting/cramium/datasheets/Daric.Pin,Mapping(2).xlsx'#$code.J22])">
            <text:p/>
          </table:table-cell>
          <table:table-cell table:style-name="ce39" table:formula="of:=[.K19]+1" office:value-type="float" office:value="4" calcext:value-type="float">
            <text:p>4</text:p>
          </table:table-cell>
          <table:table-cell/>
          <table:table-cell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code/baochip-1x/docs/consulting/cramium/datasheets/Daric.Pin,Mapping(2).xlsx'#$code.B23])" office:value-type="string" office:string-value="PB05" calcext:value-type="string">
            <text:p>PB05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21])" office:value-type="string" office:string-value="GPIO_PB05" calcext:value-type="string">
            <text:p>GPIO_PB05</text:p>
          </table:table-cell>
          <table:table-cell table:style-name="ce8" table:formula="of:=UPPER( ['file:///F:/code/baochip-1x/docs/consulting/cramium/datasheets/Daric.Pin,Mapping(2).xlsx'#$code.H23])" office:value-type="string" office:string-value="CAM_DATA[5]" calcext:value-type="string">
            <text:p>CAM_DATA[5]</text:p>
          </table:table-cell>
          <table:table-cell table:style-name="ce8" table:formula="of:=UPPER( ['file:///F:/code/baochip-1x/docs/consulting/cramium/datasheets/Daric.Pin,Mapping(2).xlsx'#$code.I23])">
            <text:p/>
          </table:table-cell>
          <table:table-cell table:style-name="ce8" table:formula="of:=UPPER( ['file:///F:/code/baochip-1x/docs/consulting/cramium/datasheets/Daric.Pin,Mapping(2).xlsx'#$code.J23])">
            <text:p/>
          </table:table-cell>
          <table:table-cell table:style-name="ce39" table:formula="of:=[.K20]+1" office:value-type="float" office:value="5" calcext:value-type="float">
            <text:p>5</text:p>
          </table:table-cell>
          <table:table-cell/>
          <table:table-cell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code/baochip-1x/docs/consulting/cramium/datasheets/Daric.Pin,Mapping(2).xlsx'#$code.B24])" office:value-type="string" office:string-value="PB06" calcext:value-type="string">
            <text:p>PB06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22])" office:value-type="string" office:string-value="GPIO_PB06" calcext:value-type="string">
            <text:p>GPIO_PB06</text:p>
          </table:table-cell>
          <table:table-cell table:style-name="ce8" table:formula="of:=UPPER( ['file:///F:/code/baochip-1x/docs/consulting/cramium/datasheets/Daric.Pin,Mapping(2).xlsx'#$code.H24])" office:value-type="string" office:string-value="CAM_DATA[6]" calcext:value-type="string">
            <text:p>CAM_DATA[6]</text:p>
          </table:table-cell>
          <table:table-cell table:style-name="ce8" table:formula="of:=UPPER( ['file:///F:/code/baochip-1x/docs/consulting/cramium/datasheets/Daric.Pin,Mapping(2).xlsx'#$code.I24])">
            <text:p/>
          </table:table-cell>
          <table:table-cell table:style-name="ce8" table:formula="of:=UPPER( ['file:///F:/code/baochip-1x/docs/consulting/cramium/datasheets/Daric.Pin,Mapping(2).xlsx'#$code.J24])">
            <text:p/>
          </table:table-cell>
          <table:table-cell table:style-name="ce39" table:formula="of:=[.K21]+1" office:value-type="float" office:value="6" calcext:value-type="float">
            <text:p>6</text:p>
          </table:table-cell>
          <table:table-cell/>
          <table:table-cell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code/baochip-1x/docs/consulting/cramium/datasheets/Daric.Pin,Mapping(2).xlsx'#$code.B25])" office:value-type="string" office:string-value="PB07" calcext:value-type="string">
            <text:p>PB07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23])" office:value-type="string" office:string-value="GPIO_PB07" calcext:value-type="string">
            <text:p>GPIO_PB07</text:p>
          </table:table-cell>
          <table:table-cell table:style-name="ce8" table:formula="of:=UPPER( ['file:///F:/code/baochip-1x/docs/consulting/cramium/datasheets/Daric.Pin,Mapping(2).xlsx'#$code.H25])" office:value-type="string" office:string-value="CAM_DATA[7]" calcext:value-type="string">
            <text:p>CAM_DATA[7]</text:p>
          </table:table-cell>
          <table:table-cell table:style-name="ce8" table:formula="of:=UPPER( ['file:///F:/code/baochip-1x/docs/consulting/cramium/datasheets/Daric.Pin,Mapping(2).xlsx'#$code.I25])">
            <text:p/>
          </table:table-cell>
          <table:table-cell table:style-name="ce8" table:formula="of:=UPPER( ['file:///F:/code/baochip-1x/docs/consulting/cramium/datasheets/Daric.Pin,Mapping(2).xlsx'#$code.J25])">
            <text:p/>
          </table:table-cell>
          <table:table-cell table:style-name="ce39" table:formula="of:=[.K22]+1" office:value-type="float" office:value="7" calcext:value-type="float">
            <text:p>7</text:p>
          </table:table-cell>
          <table:table-cell/>
          <table:table-cell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11"/>
          <table:table-cell/>
          <table:table-cell table:style-name="ce8" table:formula="of:=CONCATENATE(&quot;P&quot;; ['file:///F:/code/baochip-1x/docs/consulting/cramium/datasheets/Daric.Pin,Mapping(2).xlsx'#$code.B26])" office:value-type="string" office:string-value="PB08" calcext:value-type="string">
            <text:p>PB08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24])" office:value-type="string" office:string-value="GPIO_PB08" calcext:value-type="string">
            <text:p>GPIO_PB08</text:p>
          </table:table-cell>
          <table:table-cell table:style-name="ce8" table:formula="of:=UPPER( ['file:///F:/code/baochip-1x/docs/consulting/cramium/datasheets/Daric.Pin,Mapping(2).xlsx'#$code.H26])" office:value-type="string" office:string-value="CAM_HSYNC" calcext:value-type="string">
            <text:p>CAM_HSYNC</text:p>
          </table:table-cell>
          <table:table-cell table:style-name="ce8" table:formula="of:=UPPER( ['file:///F:/code/baochip-1x/docs/consulting/cramium/datasheets/Daric.Pin,Mapping(2).xlsx'#$code.I26])" office:value-type="string" office:string-value="SPIM_CLK_A[2]" calcext:value-type="string">
            <text:p>SPIM_CLK_A[2]</text:p>
          </table:table-cell>
          <table:table-cell table:style-name="ce8" table:formula="of:=UPPER( ['file:///F:/code/baochip-1x/docs/consulting/cramium/datasheets/Daric.Pin,Mapping(2).xlsx'#$code.J26])">
            <text:p/>
          </table:table-cell>
          <table:table-cell table:style-name="ce39" table:formula="of:=[.K23]+1" office:value-type="float" office:value="8" calcext:value-type="float">
            <text:p>8</text:p>
          </table:table-cell>
          <table:table-cell/>
          <table:table-cell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code/baochip-1x/docs/consulting/cramium/datasheets/Daric.Pin,Mapping(2).xlsx'#$code.B27])" office:value-type="string" office:string-value="PB09" calcext:value-type="string">
            <text:p>PB09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25])" office:value-type="string" office:string-value="GPIO_PB09" calcext:value-type="string">
            <text:p>GPIO_PB09</text:p>
          </table:table-cell>
          <table:table-cell table:style-name="ce8" table:formula="of:=UPPER( ['file:///F:/code/baochip-1x/docs/consulting/cramium/datasheets/Daric.Pin,Mapping(2).xlsx'#$code.H27])" office:value-type="string" office:string-value="CAM_VSYNC" calcext:value-type="string">
            <text:p>CAM_VSYNC</text:p>
          </table:table-cell>
          <table:table-cell table:style-name="ce8" table:formula="of:=UPPER( ['file:///F:/code/baochip-1x/docs/consulting/cramium/datasheets/Daric.Pin,Mapping(2).xlsx'#$code.I27])" office:value-type="string" office:string-value="SPIM_SD0_A[2]" calcext:value-type="string">
            <text:p>SPIM_SD0_A[2]</text:p>
          </table:table-cell>
          <table:table-cell table:style-name="ce8" table:formula="of:=UPPER( ['file:///F:/code/baochip-1x/docs/consulting/cramium/datasheets/Daric.Pin,Mapping(2).xlsx'#$code.J27])">
            <text:p/>
          </table:table-cell>
          <table:table-cell table:style-name="ce39" table:formula="of:=[.K24]+1" office:value-type="float" office:value="9" calcext:value-type="float">
            <text:p>9</text:p>
          </table:table-cell>
          <table:table-cell/>
          <table:table-cell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11" office:value-type="string" calcext:value-type="string">
            <text:p>nk</text:p>
          </table:table-cell>
          <table:table-cell table:style-name="ce8"/>
          <table:table-cell table:style-name="ce8" table:formula="of:=CONCATENATE(&quot;P&quot;; ['file:///F:/code/baochip-1x/docs/consulting/cramium/datasheets/Daric.Pin,Mapping(2).xlsx'#$code.B28])" office:value-type="string" office:string-value="PB10" calcext:value-type="string">
            <text:p>PB10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26])" office:value-type="string" office:string-value="GPIO_PB10" calcext:value-type="string">
            <text:p>GPIO_PB10</text:p>
          </table:table-cell>
          <table:table-cell table:style-name="ce8" table:formula="of:=UPPER( ['file:///F:/code/baochip-1x/docs/consulting/cramium/datasheets/Daric.Pin,Mapping(2).xlsx'#$code.H28])" office:value-type="string" office:string-value="CAM_CLK" calcext:value-type="string">
            <text:p>CAM_CLK</text:p>
          </table:table-cell>
          <table:table-cell table:style-name="ce8" table:formula="of:=UPPER( ['file:///F:/code/baochip-1x/docs/consulting/cramium/datasheets/Daric.Pin,Mapping(2).xlsx'#$code.I28])" office:value-type="string" office:string-value="SPIM_SD1_A[2]" calcext:value-type="string">
            <text:p>SPIM_SD1_A[2]</text:p>
          </table:table-cell>
          <table:table-cell table:style-name="ce8" table:formula="of:=UPPER( ['file:///F:/code/baochip-1x/docs/consulting/cramium/datasheets/Daric.Pin,Mapping(2).xlsx'#$code.J28])">
            <text:p/>
          </table:table-cell>
          <table:table-cell table:style-name="ce39" table:formula="of:=[.K25]+1" office:value-type="float" office:value="10" calcext:value-type="float">
            <text:p>10</text:p>
          </table:table-cell>
          <table:table-cell/>
          <table:table-cell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code/baochip-1x/docs/consulting/cramium/datasheets/Daric.Pin,Mapping(2).xlsx'#$code.B29])" office:value-type="string" office:string-value="PB11" calcext:value-type="string">
            <text:p>PB11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27])" office:value-type="string" office:string-value="GPIO_PB11" calcext:value-type="string">
            <text:p>GPIO_PB11</text:p>
          </table:table-cell>
          <table:table-cell table:style-name="ce16" table:formula="of:=UPPER( ['file:///F:/code/baochip-1x/docs/consulting/cramium/datasheets/Daric.Pin,Mapping(2).xlsx'#$code.H29])" office:value-type="string" office:string-value="I2C_SCL_B[0]" calcext:value-type="string">
            <text:p>I2C_SCL_B[0]</text:p>
          </table:table-cell>
          <table:table-cell table:style-name="ce8" table:formula="of:=UPPER( ['file:///F:/code/baochip-1x/docs/consulting/cramium/datasheets/Daric.Pin,Mapping(2).xlsx'#$code.I29])" office:value-type="string" office:string-value="SPIM_CSN0_A[2]" calcext:value-type="string">
            <text:p>SPIM_CSN0_A[2]</text:p>
          </table:table-cell>
          <table:table-cell table:style-name="ce8" table:formula="of:=UPPER( ['file:///F:/code/baochip-1x/docs/consulting/cramium/datasheets/Daric.Pin,Mapping(2).xlsx'#$code.J29])">
            <text:p/>
          </table:table-cell>
          <table:table-cell table:style-name="ce39" table:formula="of:=[.K26]+1" office:value-type="float" office:value="11" calcext:value-type="float">
            <text:p>11</text:p>
          </table:table-cell>
          <table:table-cell/>
          <table:table-cell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code/baochip-1x/docs/consulting/cramium/datasheets/Daric.Pin,Mapping(2).xlsx'#$code.B30])" office:value-type="string" office:string-value="PB12" calcext:value-type="string">
            <text:p>PB12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28])" office:value-type="string" office:string-value="GPIO_PB12" calcext:value-type="string">
            <text:p>GPIO_PB12</text:p>
          </table:table-cell>
          <table:table-cell table:style-name="ce16" table:formula="of:=UPPER( ['file:///F:/code/baochip-1x/docs/consulting/cramium/datasheets/Daric.Pin,Mapping(2).xlsx'#$code.H30])" office:value-type="string" office:string-value="I2C_SDA_B[0]" calcext:value-type="string">
            <text:p>I2C_SDA_B[0]</text:p>
          </table:table-cell>
          <table:table-cell table:style-name="ce8" table:formula="of:=UPPER( ['file:///F:/code/baochip-1x/docs/consulting/cramium/datasheets/Daric.Pin,Mapping(2).xlsx'#$code.I30])" office:value-type="string" office:string-value="SPIM_CSN1_A[2]" calcext:value-type="string">
            <text:p>SPIM_CSN1_A[2]</text:p>
          </table:table-cell>
          <table:table-cell table:style-name="ce8" table:formula="of:=UPPER( ['file:///F:/code/baochip-1x/docs/consulting/cramium/datasheets/Daric.Pin,Mapping(2).xlsx'#$code.J30])">
            <text:p/>
          </table:table-cell>
          <table:table-cell table:style-name="ce39" table:formula="of:=[.K27]+1" office:value-type="float" office:value="12" calcext:value-type="float">
            <text:p>12</text:p>
          </table:table-cell>
          <table:table-cell/>
          <table:table-cell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code/baochip-1x/docs/consulting/cramium/datasheets/Daric.Pin,Mapping(2).xlsx'#$code.B31])" office:value-type="string" office:string-value="PB13" calcext:value-type="string">
            <text:p>PB13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29])" office:value-type="string" office:string-value="GPIO_PB13" calcext:value-type="string">
            <text:p>GPIO_PB13</text:p>
          </table:table-cell>
          <table:table-cell table:style-name="ce15" table:formula="of:=UPPER( ['file:///F:/code/baochip-1x/docs/consulting/cramium/datasheets/Daric.Pin,Mapping(2).xlsx'#$code.H31])" office:value-type="string" office:string-value="UART_RX_B[2]" calcext:value-type="string">
            <text:p>UART_RX_B[2]</text:p>
          </table:table-cell>
          <table:table-cell table:style-name="ce8" table:formula="of:=UPPER( ['file:///F:/code/baochip-1x/docs/consulting/cramium/datasheets/Daric.Pin,Mapping(2).xlsx'#$code.I31])" office:value-type="string" office:string-value="SCIF_SCK" calcext:value-type="string">
            <text:p>SCIF_SCK</text:p>
          </table:table-cell>
          <table:table-cell table:style-name="ce8" table:formula="of:=UPPER( ['file:///F:/code/baochip-1x/docs/consulting/cramium/datasheets/Daric.Pin,Mapping(2).xlsx'#$code.J31])">
            <text:p/>
          </table:table-cell>
          <table:table-cell table:style-name="ce39" table:formula="of:=[.K28]+1" office:value-type="float" office:value="13" calcext:value-type="float">
            <text:p>13</text:p>
          </table:table-cell>
          <table:table-cell/>
          <table:table-cell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code/baochip-1x/docs/consulting/cramium/datasheets/Daric.Pin,Mapping(2).xlsx'#$code.B32])" office:value-type="string" office:string-value="PB14" calcext:value-type="string">
            <text:p>PB14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30])" office:value-type="string" office:string-value="GPIO_PB14" calcext:value-type="string">
            <text:p>GPIO_PB14</text:p>
          </table:table-cell>
          <table:table-cell table:style-name="ce15" table:formula="of:=UPPER( ['file:///F:/code/baochip-1x/docs/consulting/cramium/datasheets/Daric.Pin,Mapping(2).xlsx'#$code.H32])" office:value-type="string" office:string-value="UART_TX_B[2]" calcext:value-type="string">
            <text:p>UART_TX_B[2]</text:p>
          </table:table-cell>
          <table:table-cell table:style-name="ce8" table:formula="of:=UPPER( ['file:///F:/code/baochip-1x/docs/consulting/cramium/datasheets/Daric.Pin,Mapping(2).xlsx'#$code.I32])" office:value-type="string" office:string-value="SCIF_DAT" calcext:value-type="string">
            <text:p>SCIF_DAT</text:p>
          </table:table-cell>
          <table:table-cell table:style-name="ce8" table:formula="of:=UPPER( ['file:///F:/code/baochip-1x/docs/consulting/cramium/datasheets/Daric.Pin,Mapping(2).xlsx'#$code.J32])">
            <text:p/>
          </table:table-cell>
          <table:table-cell table:style-name="ce39" table:formula="of:=[.K29]+1" office:value-type="float" office:value="14" calcext:value-type="float">
            <text:p>14</text:p>
          </table:table-cell>
          <table:table-cell/>
          <table:table-cell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code/baochip-1x/docs/consulting/cramium/datasheets/Daric.Pin,Mapping(2).xlsx'#$code.B33])" office:value-type="string" office:string-value="PB15" calcext:value-type="string">
            <text:p>PB15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31])" office:value-type="string" office:string-value="GPIO_PB15" calcext:value-type="string">
            <text:p>GPIO_PB15</text:p>
          </table:table-cell>
          <table:table-cell table:style-name="ce8" table:formula="of:=UPPER( ['file:///F:/code/baochip-1x/docs/consulting/cramium/datasheets/Daric.Pin,Mapping(2).xlsx'#$code.H33])">
            <text:p/>
          </table:table-cell>
          <table:table-cell table:style-name="ce17"/>
          <table:table-cell table:style-name="ce8" table:formula="of:=UPPER( ['file:///F:/code/baochip-1x/docs/consulting/cramium/datasheets/Daric.Pin,Mapping(2).xlsx'#$code.J33])">
            <text:p/>
          </table:table-cell>
          <table:table-cell table:style-name="ce39" table:formula="of:=[.K30]+1" office:value-type="float" office:value="15" calcext:value-type="float">
            <text:p>15</text:p>
          </table:table-cell>
          <table:table-cell/>
          <table:table-cell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11"/>
          <table:table-cell table:style-name="ce8" office:value-type="string" calcext:value-type="string">
            <text:p>PORT C</text:p>
          </table:table-cell>
          <table:table-cell table:style-name="ce8" table:formula="of:=CONCATENATE(&quot;P&quot;; ['file:///F:/code/baochip-1x/docs/consulting/cramium/datasheets/Daric.Pin,Mapping(2).xlsx'#$code.B34])" office:value-type="string" office:string-value="PC00" calcext:value-type="string">
            <text:p>PC00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32])" office:value-type="string" office:string-value="GPIO_PC00" calcext:value-type="string">
            <text:p>GPIO_PC00</text:p>
          </table:table-cell>
          <table:table-cell table:style-name="ce8" table:formula="of:=UPPER( ['file:///F:/code/baochip-1x/docs/consulting/cramium/datasheets/Daric.Pin,Mapping(2).xlsx'#$code.H34])" office:value-type="string" office:string-value="SDIO_CLK" calcext:value-type="string">
            <text:p>SDIO_CLK</text:p>
          </table:table-cell>
          <table:table-cell table:style-name="ce8" table:formula="of:=UPPER( ['file:///F:/code/baochip-1x/docs/consulting/cramium/datasheets/Daric.Pin,Mapping(2).xlsx'#$code.I34])" office:value-type="string" office:string-value="SPIM_CLK_B[2]" calcext:value-type="string">
            <text:p>SPIM_CLK_B[2]</text:p>
          </table:table-cell>
          <table:table-cell table:style-name="ce19" table:formula="of:=UPPER( ['file:///F:/code/baochip-1x/docs/consulting/cramium/datasheets/Daric.Pin,Mapping(2).xlsx'#$code.J34])" office:value-type="string" office:string-value="PWM2[0]" calcext:value-type="string">
            <text:p>PWM2[0]</text:p>
          </table:table-cell>
          <table:table-cell table:style-name="ce39" table:formula="of:=[.K31]+1" office:value-type="float" office:value="16" calcext:value-type="float">
            <text:p>16</text:p>
          </table:table-cell>
          <table:table-cell/>
          <table:table-cell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code/baochip-1x/docs/consulting/cramium/datasheets/Daric.Pin,Mapping(2).xlsx'#$code.B35])" office:value-type="string" office:string-value="PC01" calcext:value-type="string">
            <text:p>PC01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33])" office:value-type="string" office:string-value="GPIO_PC01" calcext:value-type="string">
            <text:p>GPIO_PC01</text:p>
          </table:table-cell>
          <table:table-cell table:style-name="ce8" table:formula="of:=UPPER( ['file:///F:/code/baochip-1x/docs/consulting/cramium/datasheets/Daric.Pin,Mapping(2).xlsx'#$code.H35])" office:value-type="string" office:string-value="SDIO_CMD" calcext:value-type="string">
            <text:p>SDIO_CMD</text:p>
          </table:table-cell>
          <table:table-cell table:style-name="ce8" table:formula="of:=UPPER( ['file:///F:/code/baochip-1x/docs/consulting/cramium/datasheets/Daric.Pin,Mapping(2).xlsx'#$code.I35])" office:value-type="string" office:string-value="SPIM_SD0_B[2]" calcext:value-type="string">
            <text:p>SPIM_SD0_B[2]</text:p>
          </table:table-cell>
          <table:table-cell table:style-name="ce19" table:formula="of:=UPPER( ['file:///F:/code/baochip-1x/docs/consulting/cramium/datasheets/Daric.Pin,Mapping(2).xlsx'#$code.J35])" office:value-type="string" office:string-value="PWM2[1]" calcext:value-type="string">
            <text:p>PWM2[1]</text:p>
          </table:table-cell>
          <table:table-cell table:style-name="ce39" table:formula="of:=[.K32]+1" office:value-type="float" office:value="17" calcext:value-type="float">
            <text:p>17</text:p>
          </table:table-cell>
          <table:table-cell/>
          <table:table-cell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code/baochip-1x/docs/consulting/cramium/datasheets/Daric.Pin,Mapping(2).xlsx'#$code.B36])" office:value-type="string" office:string-value="PC02" calcext:value-type="string">
            <text:p>PC02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34])" office:value-type="string" office:string-value="GPIO_PC02" calcext:value-type="string">
            <text:p>GPIO_PC02</text:p>
          </table:table-cell>
          <table:table-cell table:style-name="ce8" table:formula="of:=UPPER( ['file:///F:/code/baochip-1x/docs/consulting/cramium/datasheets/Daric.Pin,Mapping(2).xlsx'#$code.H36])" office:value-type="string" office:string-value="SDIO_DATA[0]" calcext:value-type="string">
            <text:p>SDIO_DATA[0]</text:p>
          </table:table-cell>
          <table:table-cell table:style-name="ce8" table:formula="of:=UPPER( ['file:///F:/code/baochip-1x/docs/consulting/cramium/datasheets/Daric.Pin,Mapping(2).xlsx'#$code.I36])" office:value-type="string" office:string-value="SPIM_SD1_B[2]" calcext:value-type="string">
            <text:p>SPIM_SD1_B[2]</text:p>
          </table:table-cell>
          <table:table-cell table:style-name="ce19" table:formula="of:=UPPER( ['file:///F:/code/baochip-1x/docs/consulting/cramium/datasheets/Daric.Pin,Mapping(2).xlsx'#$code.J36])" office:value-type="string" office:string-value="PWM2[2]" calcext:value-type="string">
            <text:p>PWM2[2]</text:p>
          </table:table-cell>
          <table:table-cell table:style-name="ce39" table:formula="of:=[.K33]+1" office:value-type="float" office:value="18" calcext:value-type="float">
            <text:p>18</text:p>
          </table:table-cell>
          <table:table-cell/>
          <table:table-cell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code/baochip-1x/docs/consulting/cramium/datasheets/Daric.Pin,Mapping(2).xlsx'#$code.B37])" office:value-type="string" office:string-value="PC03" calcext:value-type="string">
            <text:p>PC03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35])" office:value-type="string" office:string-value="GPIO_PC03" calcext:value-type="string">
            <text:p>GPIO_PC03</text:p>
          </table:table-cell>
          <table:table-cell table:style-name="ce8" table:formula="of:=UPPER( ['file:///F:/code/baochip-1x/docs/consulting/cramium/datasheets/Daric.Pin,Mapping(2).xlsx'#$code.H37])" office:value-type="string" office:string-value="SDIO_DATA[1]" calcext:value-type="string">
            <text:p>SDIO_DATA[1]</text:p>
          </table:table-cell>
          <table:table-cell table:style-name="ce8" table:formula="of:=UPPER( ['file:///F:/code/baochip-1x/docs/consulting/cramium/datasheets/Daric.Pin,Mapping(2).xlsx'#$code.I37])" office:value-type="string" office:string-value="SPIM_CSN0_B[2]" calcext:value-type="string">
            <text:p>SPIM_CSN0_B[2]</text:p>
          </table:table-cell>
          <table:table-cell table:style-name="ce19" table:formula="of:=UPPER( ['file:///F:/code/baochip-1x/docs/consulting/cramium/datasheets/Daric.Pin,Mapping(2).xlsx'#$code.J37])" office:value-type="string" office:string-value="PWM2[3]" calcext:value-type="string">
            <text:p>PWM2[3]</text:p>
          </table:table-cell>
          <table:table-cell table:style-name="ce39" table:formula="of:=[.K34]+1" office:value-type="float" office:value="19" calcext:value-type="float">
            <text:p>19</text:p>
          </table:table-cell>
          <table:table-cell/>
          <table:table-cell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code/baochip-1x/docs/consulting/cramium/datasheets/Daric.Pin,Mapping(2).xlsx'#$code.B38])" office:value-type="string" office:string-value="PC04" calcext:value-type="string">
            <text:p>PC04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36])" office:value-type="string" office:string-value="GPIO_PC04" calcext:value-type="string">
            <text:p>GPIO_PC04</text:p>
          </table:table-cell>
          <table:table-cell table:style-name="ce8" table:formula="of:=UPPER( ['file:///F:/code/baochip-1x/docs/consulting/cramium/datasheets/Daric.Pin,Mapping(2).xlsx'#$code.H38])" office:value-type="string" office:string-value="SDIO_DATA[2]" calcext:value-type="string">
            <text:p>SDIO_DATA[2]</text:p>
          </table:table-cell>
          <table:table-cell table:style-name="ce8" table:formula="of:=UPPER( ['file:///F:/code/baochip-1x/docs/consulting/cramium/datasheets/Daric.Pin,Mapping(2).xlsx'#$code.I38])" office:value-type="string" office:string-value="SPIM_CSN1_B[2]" calcext:value-type="string">
            <text:p>SPIM_CSN1_B[2]</text:p>
          </table:table-cell>
          <table:table-cell table:style-name="ce8" table:formula="of:=UPPER( ['file:///F:/code/baochip-1x/docs/consulting/cramium/datasheets/Daric.Pin,Mapping(2).xlsx'#$code.J38])">
            <text:p/>
          </table:table-cell>
          <table:table-cell table:style-name="ce39" table:formula="of:=[.K35]+1" office:value-type="float" office:value="20" calcext:value-type="float">
            <text:p>20</text:p>
          </table:table-cell>
          <table:table-cell/>
          <table:table-cell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code/baochip-1x/docs/consulting/cramium/datasheets/Daric.Pin,Mapping(2).xlsx'#$code.B39])" office:value-type="string" office:string-value="PC05" calcext:value-type="string">
            <text:p>PC05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37])" office:value-type="string" office:string-value="GPIO_PC05" calcext:value-type="string">
            <text:p>GPIO_PC05</text:p>
          </table:table-cell>
          <table:table-cell table:style-name="ce8" table:formula="of:=UPPER( ['file:///F:/code/baochip-1x/docs/consulting/cramium/datasheets/Daric.Pin,Mapping(2).xlsx'#$code.H39])" office:value-type="string" office:string-value="SDIO_DATA[3]" calcext:value-type="string">
            <text:p>SDIO_DATA[3]</text:p>
          </table:table-cell>
          <table:table-cell table:style-name="ce16" table:formula="of:=UPPER( ['file:///F:/code/baochip-1x/docs/consulting/cramium/datasheets/Daric.Pin,Mapping(2).xlsx'#$code.I39])" office:value-type="string" office:string-value="I2C_SCL_B[3]" calcext:value-type="string">
            <text:p>I2C_SCL_B[3]</text:p>
          </table:table-cell>
          <table:table-cell table:style-name="ce8" table:formula="of:=UPPER( ['file:///F:/code/baochip-1x/docs/consulting/cramium/datasheets/Daric.Pin,Mapping(2).xlsx'#$code.J39])">
            <text:p/>
          </table:table-cell>
          <table:table-cell table:style-name="ce39" table:formula="of:=[.K36]+1" office:value-type="float" office:value="21" calcext:value-type="float">
            <text:p>21</text:p>
          </table:table-cell>
          <table:table-cell/>
          <table:table-cell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11"/>
          <table:table-cell/>
          <table:table-cell table:style-name="ce8" table:formula="of:=CONCATENATE(&quot;P&quot;; ['file:///F:/code/baochip-1x/docs/consulting/cramium/datasheets/Daric.Pin,Mapping(2).xlsx'#$code.B40])" office:value-type="string" office:string-value="PC06" calcext:value-type="string">
            <text:p>PC06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38])" office:value-type="string" office:string-value="GPIO_PC06" calcext:value-type="string">
            <text:p>GPIO_PC06</text:p>
          </table:table-cell>
          <table:table-cell table:style-name="ce8" table:formula="of:=UPPER( ['file:///F:/code/baochip-1x/docs/consulting/cramium/datasheets/Daric.Pin,Mapping(2).xlsx'#$code.H40])">
            <text:p/>
          </table:table-cell>
          <table:table-cell table:style-name="ce16" table:formula="of:=UPPER( ['file:///F:/code/baochip-1x/docs/consulting/cramium/datasheets/Daric.Pin,Mapping(2).xlsx'#$code.I40])" office:value-type="string" office:string-value="I2C_SDA_B[3]" calcext:value-type="string">
            <text:p>I2C_SDA_B[3]</text:p>
          </table:table-cell>
          <table:table-cell table:style-name="ce8" table:formula="of:=UPPER( ['file:///F:/code/baochip-1x/docs/consulting/cramium/datasheets/Daric.Pin,Mapping(2).xlsx'#$code.J40])">
            <text:p/>
          </table:table-cell>
          <table:table-cell table:style-name="ce39" table:formula="of:=[.K37]+1" office:value-type="float" office:value="22" calcext:value-type="float">
            <text:p>22</text:p>
          </table:table-cell>
          <table:table-cell/>
          <table:table-cell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code/baochip-1x/docs/consulting/cramium/datasheets/Daric.Pin,Mapping(2).xlsx'#$code.B41])" office:value-type="string" office:string-value="PC07" calcext:value-type="string">
            <text:p>PC07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39])" office:value-type="string" office:string-value="GPIO_PC07" calcext:value-type="string">
            <text:p>GPIO_PC07</text:p>
          </table:table-cell>
          <table:table-cell table:style-name="ce8" table:formula="of:=UPPER( ['file:///F:/code/baochip-1x/docs/consulting/cramium/datasheets/Daric.Pin,Mapping(2).xlsx'#$code.H41])" office:value-type="string" office:string-value="SPIM_SD0_A[1]" calcext:value-type="string">
            <text:p>SPIM_SD0_A[1]</text:p>
          </table:table-cell>
          <table:table-cell table:style-name="ce14" table:formula="of:=UPPER( ['file:///F:/code/baochip-1x/docs/consulting/cramium/datasheets/Daric.Pin,Mapping(2).xlsx'#$code.I41])" office:value-type="string" office:string-value="SDDC_DAT0" calcext:value-type="string">
            <text:p>SDDC_DAT0</text:p>
          </table:table-cell>
          <table:table-cell table:style-name="ce8" table:formula="of:=UPPER( ['file:///F:/code/baochip-1x/docs/consulting/cramium/datasheets/Daric.Pin,Mapping(2).xlsx'#$code.J41])">
            <text:p/>
          </table:table-cell>
          <table:table-cell table:style-name="ce39" table:formula="of:=[.K38]+1" office:value-type="float" office:value="23" calcext:value-type="float">
            <text:p>23</text:p>
          </table:table-cell>
          <table:table-cell/>
          <table:table-cell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code/baochip-1x/docs/consulting/cramium/datasheets/Daric.Pin,Mapping(2).xlsx'#$code.B42])" office:value-type="string" office:string-value="PC08" calcext:value-type="string">
            <text:p>PC08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40])" office:value-type="string" office:string-value="GPIO_PC08" calcext:value-type="string">
            <text:p>GPIO_PC08</text:p>
          </table:table-cell>
          <table:table-cell table:style-name="ce8" table:formula="of:=UPPER( ['file:///F:/code/baochip-1x/docs/consulting/cramium/datasheets/Daric.Pin,Mapping(2).xlsx'#$code.H42])" office:value-type="string" office:string-value="SPIM_SD1_A[1]" calcext:value-type="string">
            <text:p>SPIM_SD1_A[1]</text:p>
          </table:table-cell>
          <table:table-cell table:style-name="ce14" table:formula="of:=UPPER( ['file:///F:/code/baochip-1x/docs/consulting/cramium/datasheets/Daric.Pin,Mapping(2).xlsx'#$code.I42])" office:value-type="string" office:string-value="SDDC_DAT1" calcext:value-type="string">
            <text:p>SDDC_DAT1</text:p>
          </table:table-cell>
          <table:table-cell table:style-name="ce8" table:formula="of:=UPPER( ['file:///F:/code/baochip-1x/docs/consulting/cramium/datasheets/Daric.Pin,Mapping(2).xlsx'#$code.J42])">
            <text:p/>
          </table:table-cell>
          <table:table-cell table:style-name="ce39" table:formula="of:=[.K39]+1" office:value-type="float" office:value="24" calcext:value-type="float">
            <text:p>24</text:p>
          </table:table-cell>
          <table:table-cell/>
          <table:table-cell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code/baochip-1x/docs/consulting/cramium/datasheets/Daric.Pin,Mapping(2).xlsx'#$code.B43])" office:value-type="string" office:string-value="PC09" calcext:value-type="string">
            <text:p>PC09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41])" office:value-type="string" office:string-value="GPIO_PC09" calcext:value-type="string">
            <text:p>GPIO_PC09</text:p>
          </table:table-cell>
          <table:table-cell table:style-name="ce8" table:formula="of:=UPPER( ['file:///F:/code/baochip-1x/docs/consulting/cramium/datasheets/Daric.Pin,Mapping(2).xlsx'#$code.H43])" office:value-type="string" office:string-value="SPIM_SD2_A[1]" calcext:value-type="string">
            <text:p>SPIM_SD2_A[1]</text:p>
          </table:table-cell>
          <table:table-cell table:style-name="ce14" table:formula="of:=UPPER( ['file:///F:/code/baochip-1x/docs/consulting/cramium/datasheets/Daric.Pin,Mapping(2).xlsx'#$code.I43])" office:value-type="string" office:string-value="SDDC_DAT2" calcext:value-type="string">
            <text:p>SDDC_DAT2</text:p>
          </table:table-cell>
          <table:table-cell table:style-name="ce8" table:formula="of:=UPPER( ['file:///F:/code/baochip-1x/docs/consulting/cramium/datasheets/Daric.Pin,Mapping(2).xlsx'#$code.J43])">
            <text:p/>
          </table:table-cell>
          <table:table-cell table:style-name="ce39" table:formula="of:=[.K40]+1" office:value-type="float" office:value="25" calcext:value-type="float">
            <text:p>25</text:p>
          </table:table-cell>
          <table:table-cell/>
          <table:table-cell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code/baochip-1x/docs/consulting/cramium/datasheets/Daric.Pin,Mapping(2).xlsx'#$code.B44])" office:value-type="string" office:string-value="PC10" calcext:value-type="string">
            <text:p>PC10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42])" office:value-type="string" office:string-value="GPIO_PC10" calcext:value-type="string">
            <text:p>GPIO_PC10</text:p>
          </table:table-cell>
          <table:table-cell table:style-name="ce8" table:formula="of:=UPPER( ['file:///F:/code/baochip-1x/docs/consulting/cramium/datasheets/Daric.Pin,Mapping(2).xlsx'#$code.H44])" office:value-type="string" office:string-value="SPIM_SD3_A[1]" calcext:value-type="string">
            <text:p>SPIM_SD3_A[1]</text:p>
          </table:table-cell>
          <table:table-cell table:style-name="ce14" table:formula="of:=UPPER( ['file:///F:/code/baochip-1x/docs/consulting/cramium/datasheets/Daric.Pin,Mapping(2).xlsx'#$code.I44])" office:value-type="string" office:string-value="SDDC_DAT3" calcext:value-type="string">
            <text:p>SDDC_DAT3</text:p>
          </table:table-cell>
          <table:table-cell table:style-name="ce8" table:formula="of:=UPPER( ['file:///F:/code/baochip-1x/docs/consulting/cramium/datasheets/Daric.Pin,Mapping(2).xlsx'#$code.J44])">
            <text:p/>
          </table:table-cell>
          <table:table-cell table:style-name="ce39" table:formula="of:=[.K41]+1" office:value-type="float" office:value="26" calcext:value-type="float">
            <text:p>26</text:p>
          </table:table-cell>
          <table:table-cell/>
          <table:table-cell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code/baochip-1x/docs/consulting/cramium/datasheets/Daric.Pin,Mapping(2).xlsx'#$code.B45])" office:value-type="string" office:string-value="PC11" calcext:value-type="string">
            <text:p>PC11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43])" office:value-type="string" office:string-value="GPIO_PC11" calcext:value-type="string">
            <text:p>GPIO_PC11</text:p>
          </table:table-cell>
          <table:table-cell table:style-name="ce8" table:formula="of:=UPPER( ['file:///F:/code/baochip-1x/docs/consulting/cramium/datasheets/Daric.Pin,Mapping(2).xlsx'#$code.H45])" office:value-type="string" office:string-value="SPIM_CLK_A[1]" calcext:value-type="string">
            <text:p>SPIM_CLK_A[1]</text:p>
          </table:table-cell>
          <table:table-cell table:style-name="ce14" table:formula="of:=UPPER( ['file:///F:/code/baochip-1x/docs/consulting/cramium/datasheets/Daric.Pin,Mapping(2).xlsx'#$code.I45])" office:value-type="string" office:string-value="SDDC_CLK" calcext:value-type="string">
            <text:p>SDDC_CLK</text:p>
          </table:table-cell>
          <table:table-cell table:style-name="ce8" table:formula="of:=UPPER( ['file:///F:/code/baochip-1x/docs/consulting/cramium/datasheets/Daric.Pin,Mapping(2).xlsx'#$code.J45])">
            <text:p/>
          </table:table-cell>
          <table:table-cell table:style-name="ce39" table:formula="of:=[.K42]+1" office:value-type="float" office:value="27" calcext:value-type="float">
            <text:p>27</text:p>
          </table:table-cell>
          <table:table-cell/>
          <table:table-cell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code/baochip-1x/docs/consulting/cramium/datasheets/Daric.Pin,Mapping(2).xlsx'#$code.B46])" office:value-type="string" office:string-value="PC12" calcext:value-type="string">
            <text:p>PC12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44])" office:value-type="string" office:string-value="GPIO_PC12" calcext:value-type="string">
            <text:p>GPIO_PC12</text:p>
          </table:table-cell>
          <table:table-cell table:style-name="ce8" table:formula="of:=UPPER( ['file:///F:/code/baochip-1x/docs/consulting/cramium/datasheets/Daric.Pin,Mapping(2).xlsx'#$code.H46])" office:value-type="string" office:string-value="SPIM_CSN0_A[1]" calcext:value-type="string">
            <text:p>SPIM_CSN0_A[1]</text:p>
          </table:table-cell>
          <table:table-cell table:style-name="ce14" table:formula="of:=UPPER( ['file:///F:/code/baochip-1x/docs/consulting/cramium/datasheets/Daric.Pin,Mapping(2).xlsx'#$code.I46])" office:value-type="string" office:string-value="SDDC_CMD" calcext:value-type="string">
            <text:p>SDDC_CMD</text:p>
          </table:table-cell>
          <table:table-cell table:style-name="ce8" table:formula="of:=UPPER( ['file:///F:/code/baochip-1x/docs/consulting/cramium/datasheets/Daric.Pin,Mapping(2).xlsx'#$code.J46])">
            <text:p/>
          </table:table-cell>
          <table:table-cell table:style-name="ce39" table:formula="of:=[.K43]+1" office:value-type="float" office:value="28" calcext:value-type="float">
            <text:p>28</text:p>
          </table:table-cell>
          <table:table-cell/>
          <table:table-cell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code/baochip-1x/docs/consulting/cramium/datasheets/Daric.Pin,Mapping(2).xlsx'#$code.B47])" office:value-type="string" office:string-value="PC13" calcext:value-type="string">
            <text:p>PC13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45])" office:value-type="string" office:string-value="GPIO_PC13" calcext:value-type="string">
            <text:p>GPIO_PC13</text:p>
          </table:table-cell>
          <table:table-cell table:style-name="ce8" table:formula="of:=UPPER( ['file:///F:/code/baochip-1x/docs/consulting/cramium/datasheets/Daric.Pin,Mapping(2).xlsx'#$code.H47])" office:value-type="string" office:string-value="SPIM_CSN1_A[1]" calcext:value-type="string">
            <text:p>SPIM_CSN1_A[1]</text:p>
          </table:table-cell>
          <table:table-cell table:style-name="ce8" table:formula="of:=UPPER( ['file:///F:/code/baochip-1x/docs/consulting/cramium/datasheets/Daric.Pin,Mapping(2).xlsx'#$code.I47])">
            <text:p/>
          </table:table-cell>
          <table:table-cell table:style-name="ce8" table:formula="of:=UPPER( ['file:///F:/code/baochip-1x/docs/consulting/cramium/datasheets/Daric.Pin,Mapping(2).xlsx'#$code.J47])">
            <text:p/>
          </table:table-cell>
          <table:table-cell table:style-name="ce39" table:formula="of:=[.K44]+1" office:value-type="float" office:value="29" calcext:value-type="float">
            <text:p>29</text:p>
          </table:table-cell>
          <table:table-cell/>
          <table:table-cell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code/baochip-1x/docs/consulting/cramium/datasheets/Daric.Pin,Mapping(2).xlsx'#$code.B48])" office:value-type="string" office:string-value="PC14" calcext:value-type="string">
            <text:p>PC14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46])" office:value-type="string" office:string-value="GPIO_PC14" calcext:value-type="string">
            <text:p>GPIO_PC14</text:p>
          </table:table-cell>
          <table:table-cell table:style-name="ce8" table:formula="of:=UPPER( ['file:///F:/code/baochip-1x/docs/consulting/cramium/datasheets/Daric.Pin,Mapping(2).xlsx'#$code.H48])">
            <text:p/>
          </table:table-cell>
          <table:table-cell table:style-name="ce8" table:formula="of:=UPPER( ['file:///F:/code/baochip-1x/docs/consulting/cramium/datasheets/Daric.Pin,Mapping(2).xlsx'#$code.I48])">
            <text:p/>
          </table:table-cell>
          <table:table-cell table:style-name="ce8" table:formula="of:=UPPER( ['file:///F:/code/baochip-1x/docs/consulting/cramium/datasheets/Daric.Pin,Mapping(2).xlsx'#$code.J48])">
            <text:p/>
          </table:table-cell>
          <table:table-cell table:style-name="ce39" table:formula="of:=[.K45]+1" office:value-type="float" office:value="30" calcext:value-type="float">
            <text:p>30</text:p>
          </table:table-cell>
          <table:table-cell/>
          <table:table-cell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code/baochip-1x/docs/consulting/cramium/datasheets/Daric.Pin,Mapping(2).xlsx'#$code.B49])" office:value-type="string" office:string-value="PC15" calcext:value-type="string">
            <text:p>PC15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47])" office:value-type="string" office:string-value="GPIO_PC15" calcext:value-type="string">
            <text:p>GPIO_PC15</text:p>
          </table:table-cell>
          <table:table-cell table:style-name="ce8" table:formula="of:=UPPER( ['file:///F:/code/baochip-1x/docs/consulting/cramium/datasheets/Daric.Pin,Mapping(2).xlsx'#$code.H49])">
            <text:p/>
          </table:table-cell>
          <table:table-cell table:style-name="ce8" table:formula="of:=UPPER( ['file:///F:/code/baochip-1x/docs/consulting/cramium/datasheets/Daric.Pin,Mapping(2).xlsx'#$code.I49])">
            <text:p/>
          </table:table-cell>
          <table:table-cell table:style-name="ce8" table:formula="of:=UPPER( ['file:///F:/code/baochip-1x/docs/consulting/cramium/datasheets/Daric.Pin,Mapping(2).xlsx'#$code.J49])">
            <text:p/>
          </table:table-cell>
          <table:table-cell table:style-name="ce39" table:formula="of:=[.K46]+1" office:value-type="float" office:value="31" calcext:value-type="float">
            <text:p>31</text:p>
          </table:table-cell>
          <table:table-cell/>
          <table:table-cell office:value-type="string" calcext:value-type="string">
            <text:p>BIO, when active, overrides all GPIO/AF settings</text:p>
          </table:table-cell>
          <table:table-cell table:number-columns-repeated="997"/>
        </table:table-row>
        <table:table-row table:style-name="ro4">
          <table:table-cell table:style-name="ce11" office:value-type="string" calcext:value-type="string">
            <text:p>always on</text:p>
          </table:table-cell>
          <table:table-cell table:style-name="ce8" office:value-type="string" calcext:value-type="string">
            <text:p>XTAL</text:p>
          </table:table-cell>
          <table:table-cell table:style-name="ce8" office:value-type="string" calcext:value-type="string">
            <text:p>XTAL32K_IN</text:p>
          </table:table-cell>
          <table:table-cell table:style-name="ce8"/>
          <table:table-cell table:style-name="ce8" office:value-type="string" calcext:value-type="string">
            <text:p>Input</text:p>
          </table:table-cell>
          <table:table-cell table:style-name="ce8" table:number-columns-repeated="2"/>
          <table:table-cell table:number-columns-repeated="1003"/>
        </table:table-row>
        <table:table-row table:style-name="ro4">
          <table:table-cell table:style-name="ce11"/>
          <table:table-cell table:style-name="ce8"/>
          <table:table-cell table:style-name="ce8" office:value-type="string" calcext:value-type="string">
            <text:p>XTAL32K_OUT</text:p>
          </table:table-cell>
          <table:table-cell table:style-name="ce8"/>
          <table:table-cell table:style-name="ce8" office:value-type="string" calcext:value-type="string">
            <text:p>Output</text:p>
          </table:table-cell>
          <table:table-cell table:style-name="ce8" office:value-type="string" calcext:value-type="string">
            <text:p>2mA</text:p>
          </table:table-cell>
          <table:table-cell table:style-name="ce8"/>
          <table:table-cell table:number-columns-repeated="1003"/>
        </table:table-row>
        <table:table-row table:style-name="ro4">
          <table:table-cell table:style-name="ce11"/>
          <table:table-cell table:style-name="ce8" office:value-type="string" calcext:value-type="string">
            <text:p>External Reset</text:p>
          </table:table-cell>
          <table:table-cell table:style-name="ce8" office:value-type="string" calcext:value-type="string">
            <text:p>AOXRSTn</text:p>
          </table:table-cell>
          <table:table-cell table:style-name="ce8"/>
          <table:table-cell table:style-name="ce8" office:value-type="string" calcext:value-type="string">
            <text:p>Input</text:p>
          </table:table-cell>
          <table:table-cell table:style-name="ce8" table:number-columns-repeated="2"/>
          <table:table-cell table:style-name="ce8" office:value-type="string" calcext:value-type="string">
            <text:p>--</text:p>
          </table:table-cell>
          <table:table-cell table:number-columns-repeated="1002"/>
        </table:table-row>
        <table:table-row table:style-name="ro4">
          <table:table-cell table:style-name="ce11"/>
          <table:table-cell table:style-name="ce8" office:value-type="string" calcext:value-type="string">
            <text:p>PORT F Always ON</text:p>
          </table:table-cell>
          <table:table-cell table:style-name="ce8" table:formula="of:=CONCATENATE(&quot;P&quot;; ['file:///F:/code/baochip-1x/docs/consulting/cramium/datasheets/Daric.Pin,Mapping(2).xlsx'#$code.B82])" office:value-type="string" office:string-value="PF00" calcext:value-type="string">
            <text:p>PF00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51])" office:value-type="string" office:string-value="GPIO_PF00" calcext:value-type="string">
            <text:p>GPIO_PF00</text:p>
          </table:table-cell>
          <table:table-cell table:style-name="ce8"/>
          <table:table-cell table:style-name="ce8" table:formula="of:=UPPER( ['file:///F:/code/baochip-1x/docs/consulting/cramium/datasheets/Daric.Pin,Mapping(2).xlsx'#$code.I82])">
            <text:p/>
          </table:table-cell>
          <table:table-cell table:style-name="ce8" table:formula="of:=UPPER( ['file:///F:/code/baochip-1x/docs/consulting/cramium/datasheets/Daric.Pin,Mapping(2).xlsx'#$code.J82])">
            <text:p/>
          </table:table-cell>
          <table:table-cell table:style-name="ce8"/>
          <table:table-cell table:number-columns-repeated="999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code/baochip-1x/docs/consulting/cramium/datasheets/Daric.Pin,Mapping(2).xlsx'#$code.B83])" office:value-type="string" office:string-value="PF01" calcext:value-type="string">
            <text:p>PF01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52])" office:value-type="string" office:string-value="GPIO_PF01" calcext:value-type="string">
            <text:p>GPIO_PF01</text:p>
          </table:table-cell>
          <table:table-cell table:style-name="ce8"/>
          <table:table-cell table:style-name="ce18" table:formula="of:=UPPER( ['file:///F:/code/baochip-1x/docs/consulting/cramium/datasheets/Daric.Pin,Mapping(2).xlsx'#$code.I83])">
            <text:p/>
          </table:table-cell>
          <table:table-cell table:style-name="ce18" table:formula="of:=UPPER( ['file:///F:/code/baochip-1x/docs/consulting/cramium/datasheets/Daric.Pin,Mapping(2).xlsx'#$code.J83])">
            <text:p/>
          </table:table-cell>
          <table:table-cell table:style-name="ce18"/>
          <table:table-cell table:number-columns-repeated="999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code/baochip-1x/docs/consulting/cramium/datasheets/Daric.Pin,Mapping(2).xlsx'#$code.B84])" office:value-type="string" office:string-value="PF02" calcext:value-type="string">
            <text:p>PF02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53])" office:value-type="string" office:string-value="GPIO_PF02" calcext:value-type="string">
            <text:p>GPIO_PF02</text:p>
          </table:table-cell>
          <table:table-cell table:style-name="ce8" office:value-type="string" calcext:value-type="string">
            <text:p>KPI[0]</text:p>
          </table:table-cell>
          <table:table-cell table:style-name="ce18" table:number-columns-repeated="3"/>
          <table:table-cell/>
          <table:table-cell office:value-type="string" calcext:value-type="string">
            <text:p>KPC, when active, overrides all GPIO/AF settings</text:p>
          </table:table-cell>
          <table:table-cell table:number-columns-repeated="997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code/baochip-1x/docs/consulting/cramium/datasheets/Daric.Pin,Mapping(2).xlsx'#$code.B85])" office:value-type="string" office:string-value="PF03" calcext:value-type="string">
            <text:p>PF03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54])" office:value-type="string" office:string-value="GPIO_PF03" calcext:value-type="string">
            <text:p>GPIO_PF03</text:p>
          </table:table-cell>
          <table:table-cell table:style-name="ce8" office:value-type="string" calcext:value-type="string">
            <text:p>KPI[1]</text:p>
          </table:table-cell>
          <table:table-cell/>
          <table:table-cell table:style-name="ce18" table:number-columns-repeated="2"/>
          <table:table-cell/>
          <table:table-cell office:value-type="string" calcext:value-type="string">
            <text:p>KPC, when active, overrides all GPIO/AF settings</text:p>
          </table:table-cell>
          <table:table-cell table:number-columns-repeated="997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code/baochip-1x/docs/consulting/cramium/datasheets/Daric.Pin,Mapping(2).xlsx'#$code.B86])" office:value-type="string" office:string-value="PF04" calcext:value-type="string">
            <text:p>PF04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55])" office:value-type="string" office:string-value="GPIO_PF04" calcext:value-type="string">
            <text:p>GPIO_PF04</text:p>
          </table:table-cell>
          <table:table-cell table:style-name="ce8" office:value-type="string" calcext:value-type="string">
            <text:p>KPI[2]</text:p>
          </table:table-cell>
          <table:table-cell/>
          <table:table-cell table:style-name="ce18" table:number-columns-repeated="2"/>
          <table:table-cell/>
          <table:table-cell office:value-type="string" calcext:value-type="string">
            <text:p>KPC, when active, overrides all GPIO/AF settings</text:p>
          </table:table-cell>
          <table:table-cell table:number-columns-repeated="997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code/baochip-1x/docs/consulting/cramium/datasheets/Daric.Pin,Mapping(2).xlsx'#$code.B87])" office:value-type="string" office:string-value="PF05" calcext:value-type="string">
            <text:p>PF05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56])" office:value-type="string" office:string-value="GPIO_PF05" calcext:value-type="string">
            <text:p>GPIO_PF05</text:p>
          </table:table-cell>
          <table:table-cell table:style-name="ce8" office:value-type="string" calcext:value-type="string">
            <text:p>KPI[3]</text:p>
          </table:table-cell>
          <table:table-cell/>
          <table:table-cell table:style-name="ce18" table:number-columns-repeated="2"/>
          <table:table-cell/>
          <table:table-cell office:value-type="string" calcext:value-type="string">
            <text:p>KPC, when active, overrides all GPIO/AF settings</text:p>
          </table:table-cell>
          <table:table-cell table:number-columns-repeated="997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code/baochip-1x/docs/consulting/cramium/datasheets/Daric.Pin,Mapping(2).xlsx'#$code.B88])" office:value-type="string" office:string-value="PF06" calcext:value-type="string">
            <text:p>PF06</text:p>
          </table:table-cell>
          <table:table-cell table:style-name="ce8"/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57])" office:value-type="string" office:string-value="GPIO_PF06" calcext:value-type="string">
            <text:p>GPIO_PF06</text:p>
          </table:table-cell>
          <table:table-cell table:style-name="ce8" office:value-type="string" calcext:value-type="string">
            <text:p>KPO[0]</text:p>
          </table:table-cell>
          <table:table-cell table:style-name="ce18" table:formula="of:=UPPER( ['file:///F:/code/baochip-1x/docs/consulting/cramium/datasheets/Daric.Pin,Mapping(2).xlsx'#$code.I84])">
            <text:p/>
          </table:table-cell>
          <table:table-cell table:style-name="ce18" table:formula="of:=UPPER( ['file:///F:/code/baochip-1x/docs/consulting/cramium/datasheets/Daric.Pin,Mapping(2).xlsx'#$code.J84])">
            <text:p/>
          </table:table-cell>
          <table:table-cell table:style-name="ce18"/>
          <table:table-cell/>
          <table:table-cell office:value-type="string" calcext:value-type="string">
            <text:p>KPC, when active, overrides all GPIO/AF settings</text:p>
          </table:table-cell>
          <table:table-cell table:number-columns-repeated="997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code/baochip-1x/docs/consulting/cramium/datasheets/Daric.Pin,Mapping(2).xlsx'#$code.B89])" office:value-type="string" office:string-value="PF07" calcext:value-type="string">
            <text:p>PF07</text:p>
          </table:table-cell>
          <table:table-cell table:style-name="ce8" office:value-type="string" calcext:value-type="string">
            <text:p>PA02</text:p>
          </table:table-cell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58])" office:value-type="string" office:string-value="GPIO_PF07" calcext:value-type="string">
            <text:p>GPIO_PF07</text:p>
          </table:table-cell>
          <table:table-cell table:style-name="ce8" office:value-type="string" calcext:value-type="string">
            <text:p>KPO[1]</text:p>
          </table:table-cell>
          <table:table-cell table:style-name="ce18" table:formula="of:=UPPER( ['file:///F:/code/baochip-1x/docs/consulting/cramium/datasheets/Daric.Pin,Mapping(2).xlsx'#$code.I85])">
            <text:p/>
          </table:table-cell>
          <table:table-cell table:style-name="ce18" table:formula="of:=UPPER( ['file:///F:/code/baochip-1x/docs/consulting/cramium/datasheets/Daric.Pin,Mapping(2).xlsx'#$code.J85])">
            <text:p/>
          </table:table-cell>
          <table:table-cell table:style-name="ce18"/>
          <table:table-cell/>
          <table:table-cell office:value-type="string" calcext:value-type="string">
            <text:p>KPC, when active, overrides all GPIO/AF settings</text:p>
          </table:table-cell>
          <table:table-cell table:number-columns-repeated="997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code/baochip-1x/docs/consulting/cramium/datasheets/Daric.Pin,Mapping(2).xlsx'#$code.B90])" office:value-type="string" office:string-value="PF08" calcext:value-type="string">
            <text:p>PF08</text:p>
          </table:table-cell>
          <table:table-cell table:style-name="ce8" office:value-type="string" calcext:value-type="string">
            <text:p>PA01</text:p>
          </table:table-cell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59])" office:value-type="string" office:string-value="GPIO_PF08" calcext:value-type="string">
            <text:p>GPIO_PF08</text:p>
          </table:table-cell>
          <table:table-cell table:style-name="ce8" office:value-type="string" calcext:value-type="string">
            <text:p>KPO[2]</text:p>
          </table:table-cell>
          <table:table-cell table:style-name="ce18" table:formula="of:=UPPER( ['file:///F:/code/baochip-1x/docs/consulting/cramium/datasheets/Daric.Pin,Mapping(2).xlsx'#$code.I86])">
            <text:p/>
          </table:table-cell>
          <table:table-cell table:style-name="ce18" table:formula="of:=UPPER( ['file:///F:/code/baochip-1x/docs/consulting/cramium/datasheets/Daric.Pin,Mapping(2).xlsx'#$code.J86])">
            <text:p/>
          </table:table-cell>
          <table:table-cell table:style-name="ce18"/>
          <table:table-cell/>
          <table:table-cell office:value-type="string" calcext:value-type="string">
            <text:p>KPC, when active, overrides all GPIO/AF settings</text:p>
          </table:table-cell>
          <table:table-cell table:number-columns-repeated="997"/>
        </table:table-row>
        <table:table-row table:style-name="ro4">
          <table:table-cell table:style-name="ce11"/>
          <table:table-cell table:style-name="ce8"/>
          <table:table-cell table:style-name="ce8" table:formula="of:=CONCATENATE(&quot;P&quot;; ['file:///F:/code/baochip-1x/docs/consulting/cramium/datasheets/Daric.Pin,Mapping(2).xlsx'#$code.B91])" office:value-type="string" office:string-value="PF09" calcext:value-type="string">
            <text:p>PF09</text:p>
          </table:table-cell>
          <table:table-cell table:style-name="ce8" office:value-type="string" calcext:value-type="string">
            <text:p>PA00</text:p>
          </table:table-cell>
          <table:table-cell table:style-name="ce8" office:value-type="string" calcext:value-type="string">
            <text:p>Input/Output</text:p>
          </table:table-cell>
          <table:table-cell table:style-name="ce8" office:value-type="string" calcext:value-type="string">
            <text:p>2/4/8/12mA</text:p>
          </table:table-cell>
          <table:table-cell table:style-name="ce8" table:formula="of:=CONCATENATE(&quot;GPIO_&quot;;[.C60])" office:value-type="string" office:string-value="GPIO_PF09" calcext:value-type="string">
            <text:p>GPIO_PF09</text:p>
          </table:table-cell>
          <table:table-cell table:style-name="ce8" office:value-type="string" calcext:value-type="string">
            <text:p>KPO[3]</text:p>
          </table:table-cell>
          <table:table-cell table:style-name="ce18" table:formula="of:=UPPER( ['file:///F:/code/baochip-1x/docs/consulting/cramium/datasheets/Daric.Pin,Mapping(2).xlsx'#$code.I87])">
            <text:p/>
          </table:table-cell>
          <table:table-cell table:style-name="ce18" table:formula="of:=UPPER( ['file:///F:/code/baochip-1x/docs/consulting/cramium/datasheets/Daric.Pin,Mapping(2).xlsx'#$code.J87])">
            <text:p/>
          </table:table-cell>
          <table:table-cell table:style-name="ce18"/>
          <table:table-cell/>
          <table:table-cell office:value-type="string" calcext:value-type="string">
            <text:p>KPC, when active, overrides all GPIO/AF settings</text:p>
          </table:table-cell>
          <table:table-cell table:number-columns-repeated="997"/>
        </table:table-row>
        <table:table-row table:style-name="ro5">
          <table:table-cell table:number-columns-repeated="1010"/>
        </table:table-row>
        <table:table-row table:style-name="ro5">
          <table:table-cell table:number-columns-repeated="2"/>
          <table:table-cell office:value-type="string" calcext:value-type="string">
            <text:p>Note: the leading 0 may be dropped in other contexts, i.e. PA02 is equivalent to PA2</text:p>
          </table:table-cell>
          <table:table-cell table:number-columns-repeated="1007"/>
        </table:table-row>
        <table:table-row table:style-name="ro5" table:number-rows-repeated="1048419">
          <table:table-cell table:number-columns-repeated="1010"/>
        </table:table-row>
        <table:table-row table:style-name="ro6" table:number-rows-repeated="94">
          <table:table-cell table:number-columns-repeated="1010"/>
        </table:table-row>
        <table:table-row table:style-name="ro6">
          <table:table-cell table:number-columns-repeated="1010"/>
        </table:table-row>
      </table:table>
      <table:table table:name="'file:///F:/code/baochip-1x/docs/consulting/cramium/datasheets/Daric.Pin,Mapping(2).xlsx'#code" table:print="false" table:style-name="ta_extref">
        <table:table-source xlink:type="simple" xlink:href="../../../consulting/cramium/datasheets/Daric.Pin,Mapping(2).xlsx" table:table-name="code" table:mode="copy-results-only"/>
        <table:table-column table:number-columns-repeated="10"/>
        <table:table-row>
          <table:table-cell table:number-columns-repeated="10"/>
        </table:table-row>
        <table:table-row>
          <table:table-cell/>
          <table:table-cell table:style-name="ce1" office:value-type="string">
            <text:p>A00</text:p>
          </table:table-cell>
          <table:table-cell table:number-columns-repeated="6"/>
          <table:table-cell table:style-name="ce1" office:value-type="string">
            <text:p>i2c_scl_a[1]</text:p>
          </table:table-cell>
          <table:table-cell table:style-name="ce1" office:value-type="string">
            <text:p>pwm0[0]</text:p>
          </table:table-cell>
        </table:table-row>
        <table:table-row>
          <table:table-cell/>
          <table:table-cell table:style-name="ce1" office:value-type="string">
            <text:p>A01</text:p>
          </table:table-cell>
          <table:table-cell table:number-columns-repeated="6"/>
          <table:table-cell table:style-name="ce1" office:value-type="string">
            <text:p>i2c_sda_a[1]</text:p>
          </table:table-cell>
          <table:table-cell table:style-name="ce1" office:value-type="string">
            <text:p>pwm0[1]</text:p>
          </table:table-cell>
        </table:table-row>
        <table:table-row>
          <table:table-cell/>
          <table:table-cell table:style-name="ce1" office:value-type="string">
            <text:p>A02</text:p>
          </table:table-cell>
          <table:table-cell table:number-columns-repeated="7"/>
          <table:table-cell table:style-name="ce1" office:value-type="string">
            <text:p>pwm0[2]</text:p>
          </table:table-cell>
        </table:table-row>
        <table:table-row>
          <table:table-cell/>
          <table:table-cell table:style-name="ce1" office:value-type="string">
            <text:p>A03</text:p>
          </table:table-cell>
          <table:table-cell table:number-columns-repeated="5"/>
          <table:table-cell table:style-name="ce1" office:value-type="string">
            <text:p>uart_rx_a[0]</text:p>
          </table:table-cell>
          <table:table-cell/>
          <table:table-cell table:style-name="ce1" office:value-type="string">
            <text:p>pwm0[3]</text:p>
          </table:table-cell>
        </table:table-row>
        <table:table-row>
          <table:table-cell/>
          <table:table-cell table:style-name="ce1" office:value-type="string">
            <text:p>A04</text:p>
          </table:table-cell>
          <table:table-cell table:number-columns-repeated="5"/>
          <table:table-cell table:style-name="ce1" office:value-type="string">
            <text:p>uart_tx_a[0]</text:p>
          </table:table-cell>
        </table:table-row>
        <table:table-row>
          <table:table-cell/>
          <table:table-cell table:style-name="ce1" office:value-type="string">
            <text:p>A05</text:p>
          </table:table-cell>
          <table:table-cell table:number-columns-repeated="6"/>
          <table:table-cell table:style-name="ce1" office:value-type="string">
            <text:p>i2c_scl_a[0]</text:p>
          </table:table-cell>
        </table:table-row>
        <table:table-row>
          <table:table-cell/>
          <table:table-cell table:style-name="ce1" office:value-type="string">
            <text:p>A06</text:p>
          </table:table-cell>
          <table:table-cell table:number-columns-repeated="6"/>
          <table:table-cell table:style-name="ce1" office:value-type="string">
            <text:p>i2c_sda_a[0]</text:p>
          </table:table-cell>
        </table:table-row>
        <table:table-row>
          <table:table-cell/>
          <table:table-cell table:style-name="ce1" office:value-type="string">
            <text:p>A07</text:p>
          </table:table-cell>
        </table:table-row>
        <table:table-row table:number-rows-repeated="8">
          <table:table-cell table:number-columns-repeated="10"/>
        </table:table-row>
        <table:table-row>
          <table:table-cell/>
          <table:table-cell table:style-name="ce1" office:value-type="string">
            <text:p>B00</text:p>
          </table:table-cell>
          <table:table-cell table:number-columns-repeated="5"/>
          <table:table-cell table:style-name="ce1" office:value-type="string">
            <text:p>cam_data[0]</text:p>
          </table:table-cell>
          <table:table-cell/>
          <table:table-cell table:style-name="ce1" office:value-type="string">
            <text:p>pwm1[0]</text:p>
          </table:table-cell>
        </table:table-row>
        <table:table-row>
          <table:table-cell/>
          <table:table-cell table:style-name="ce1" office:value-type="string">
            <text:p>B01</text:p>
          </table:table-cell>
          <table:table-cell table:number-columns-repeated="5"/>
          <table:table-cell table:style-name="ce1" office:value-type="string">
            <text:p>cam_data[1]</text:p>
          </table:table-cell>
          <table:table-cell/>
          <table:table-cell table:style-name="ce1" office:value-type="string">
            <text:p>pwm1[1]</text:p>
          </table:table-cell>
        </table:table-row>
        <table:table-row>
          <table:table-cell/>
          <table:table-cell table:style-name="ce1" office:value-type="string">
            <text:p>B02</text:p>
          </table:table-cell>
          <table:table-cell table:number-columns-repeated="5"/>
          <table:table-cell table:style-name="ce1" office:value-type="string">
            <text:p>cam_data[2]</text:p>
          </table:table-cell>
          <table:table-cell/>
          <table:table-cell table:style-name="ce1" office:value-type="string">
            <text:p>pwm1[2]</text:p>
          </table:table-cell>
        </table:table-row>
        <table:table-row>
          <table:table-cell/>
          <table:table-cell table:style-name="ce1" office:value-type="string">
            <text:p>B03</text:p>
          </table:table-cell>
          <table:table-cell table:number-columns-repeated="5"/>
          <table:table-cell table:style-name="ce1" office:value-type="string">
            <text:p>cam_data[3]</text:p>
          </table:table-cell>
          <table:table-cell/>
          <table:table-cell table:style-name="ce1" office:value-type="string">
            <text:p>pwm1[3]</text:p>
          </table:table-cell>
        </table:table-row>
        <table:table-row>
          <table:table-cell/>
          <table:table-cell table:style-name="ce1" office:value-type="string">
            <text:p>B04</text:p>
          </table:table-cell>
          <table:table-cell table:number-columns-repeated="5"/>
          <table:table-cell table:style-name="ce1" office:value-type="string">
            <text:p>cam_data[4]</text:p>
          </table:table-cell>
        </table:table-row>
        <table:table-row>
          <table:table-cell/>
          <table:table-cell table:style-name="ce1" office:value-type="string">
            <text:p>B05</text:p>
          </table:table-cell>
          <table:table-cell table:number-columns-repeated="5"/>
          <table:table-cell table:style-name="ce1" office:value-type="string">
            <text:p>cam_data[5]</text:p>
          </table:table-cell>
        </table:table-row>
        <table:table-row>
          <table:table-cell/>
          <table:table-cell table:style-name="ce1" office:value-type="string">
            <text:p>B06</text:p>
          </table:table-cell>
          <table:table-cell table:number-columns-repeated="5"/>
          <table:table-cell table:style-name="ce1" office:value-type="string">
            <text:p>cam_data[6]</text:p>
          </table:table-cell>
        </table:table-row>
        <table:table-row>
          <table:table-cell/>
          <table:table-cell table:style-name="ce1" office:value-type="string">
            <text:p>B07</text:p>
          </table:table-cell>
          <table:table-cell table:number-columns-repeated="5"/>
          <table:table-cell table:style-name="ce1" office:value-type="string">
            <text:p>cam_data[7]</text:p>
          </table:table-cell>
        </table:table-row>
        <table:table-row>
          <table:table-cell/>
          <table:table-cell table:style-name="ce1" office:value-type="string">
            <text:p>B08</text:p>
          </table:table-cell>
          <table:table-cell table:number-columns-repeated="5"/>
          <table:table-cell table:style-name="ce1" office:value-type="string">
            <text:p>cam_hsync</text:p>
          </table:table-cell>
          <table:table-cell table:style-name="ce1" office:value-type="string">
            <text:p>spim_clk_a[2]</text:p>
          </table:table-cell>
        </table:table-row>
        <table:table-row>
          <table:table-cell/>
          <table:table-cell table:style-name="ce1" office:value-type="string">
            <text:p>B09</text:p>
          </table:table-cell>
          <table:table-cell table:number-columns-repeated="5"/>
          <table:table-cell table:style-name="ce1" office:value-type="string">
            <text:p>cam_vsync</text:p>
          </table:table-cell>
          <table:table-cell table:style-name="ce1" office:value-type="string">
            <text:p>spim_sd0_a[2]</text:p>
          </table:table-cell>
        </table:table-row>
        <table:table-row>
          <table:table-cell/>
          <table:table-cell table:style-name="ce1" office:value-type="string">
            <text:p>B10</text:p>
          </table:table-cell>
          <table:table-cell table:number-columns-repeated="5"/>
          <table:table-cell table:style-name="ce1" office:value-type="string">
            <text:p>cam_clk</text:p>
          </table:table-cell>
          <table:table-cell table:style-name="ce1" office:value-type="string">
            <text:p>spim_sd1_a[2]</text:p>
          </table:table-cell>
        </table:table-row>
        <table:table-row>
          <table:table-cell/>
          <table:table-cell table:style-name="ce1" office:value-type="string">
            <text:p>B11</text:p>
          </table:table-cell>
          <table:table-cell table:number-columns-repeated="5"/>
          <table:table-cell table:style-name="ce1" office:value-type="string">
            <text:p>i2c_scl_b[0]</text:p>
          </table:table-cell>
          <table:table-cell table:style-name="ce1" office:value-type="string">
            <text:p>spim_csn0_a[2]</text:p>
          </table:table-cell>
        </table:table-row>
        <table:table-row>
          <table:table-cell/>
          <table:table-cell table:style-name="ce1" office:value-type="string">
            <text:p>B12</text:p>
          </table:table-cell>
          <table:table-cell table:number-columns-repeated="5"/>
          <table:table-cell table:style-name="ce1" office:value-type="string">
            <text:p>i2c_sda_b[0]</text:p>
          </table:table-cell>
          <table:table-cell table:style-name="ce1" office:value-type="string">
            <text:p>spim_csn1_a[2]</text:p>
          </table:table-cell>
        </table:table-row>
        <table:table-row>
          <table:table-cell/>
          <table:table-cell table:style-name="ce1" office:value-type="string">
            <text:p>B13</text:p>
          </table:table-cell>
          <table:table-cell table:number-columns-repeated="5"/>
          <table:table-cell table:style-name="ce1" office:value-type="string">
            <text:p>uart_rx_b[2]</text:p>
          </table:table-cell>
          <table:table-cell table:style-name="ce1" office:value-type="string">
            <text:p>scif_sck</text:p>
          </table:table-cell>
        </table:table-row>
        <table:table-row>
          <table:table-cell/>
          <table:table-cell table:style-name="ce1" office:value-type="string">
            <text:p>B14</text:p>
          </table:table-cell>
          <table:table-cell table:number-columns-repeated="5"/>
          <table:table-cell table:style-name="ce1" office:value-type="string">
            <text:p>uart_tx_b[2]</text:p>
          </table:table-cell>
          <table:table-cell table:style-name="ce1" office:value-type="string">
            <text:p>scif_dat</text:p>
          </table:table-cell>
        </table:table-row>
        <table:table-row>
          <table:table-cell/>
          <table:table-cell table:style-name="ce1" office:value-type="string">
            <text:p>B15</text:p>
          </table:table-cell>
        </table:table-row>
        <table:table-row>
          <table:table-cell/>
          <table:table-cell table:style-name="ce1" office:value-type="string">
            <text:p>C00</text:p>
          </table:table-cell>
          <table:table-cell table:number-columns-repeated="5"/>
          <table:table-cell table:style-name="ce1" office:value-type="string">
            <text:p>sdio_clk</text:p>
          </table:table-cell>
          <table:table-cell table:style-name="ce1" office:value-type="string">
            <text:p>spim_clk_b[2]</text:p>
          </table:table-cell>
          <table:table-cell table:style-name="ce1" office:value-type="string">
            <text:p>pwm2[0]</text:p>
          </table:table-cell>
        </table:table-row>
        <table:table-row>
          <table:table-cell/>
          <table:table-cell table:style-name="ce1" office:value-type="string">
            <text:p>C01</text:p>
          </table:table-cell>
          <table:table-cell table:number-columns-repeated="5"/>
          <table:table-cell table:style-name="ce1" office:value-type="string">
            <text:p>sdio_cmd</text:p>
          </table:table-cell>
          <table:table-cell table:style-name="ce1" office:value-type="string">
            <text:p>spim_sd0_b[2]</text:p>
          </table:table-cell>
          <table:table-cell table:style-name="ce1" office:value-type="string">
            <text:p>pwm2[1]</text:p>
          </table:table-cell>
        </table:table-row>
        <table:table-row>
          <table:table-cell/>
          <table:table-cell table:style-name="ce1" office:value-type="string">
            <text:p>C02</text:p>
          </table:table-cell>
          <table:table-cell table:number-columns-repeated="5"/>
          <table:table-cell table:style-name="ce1" office:value-type="string">
            <text:p>sdio_data[0]</text:p>
          </table:table-cell>
          <table:table-cell table:style-name="ce1" office:value-type="string">
            <text:p>spim_sd1_b[2]</text:p>
          </table:table-cell>
          <table:table-cell table:style-name="ce1" office:value-type="string">
            <text:p>pwm2[2]</text:p>
          </table:table-cell>
        </table:table-row>
        <table:table-row>
          <table:table-cell/>
          <table:table-cell table:style-name="ce1" office:value-type="string">
            <text:p>C03</text:p>
          </table:table-cell>
          <table:table-cell table:number-columns-repeated="5"/>
          <table:table-cell table:style-name="ce1" office:value-type="string">
            <text:p>sdio_data[1]</text:p>
          </table:table-cell>
          <table:table-cell table:style-name="ce1" office:value-type="string">
            <text:p>spim_csn0_b[2]</text:p>
          </table:table-cell>
          <table:table-cell table:style-name="ce1" office:value-type="string">
            <text:p>pwm2[3]</text:p>
          </table:table-cell>
        </table:table-row>
        <table:table-row>
          <table:table-cell/>
          <table:table-cell table:style-name="ce1" office:value-type="string">
            <text:p>C04</text:p>
          </table:table-cell>
          <table:table-cell table:number-columns-repeated="5"/>
          <table:table-cell table:style-name="ce1" office:value-type="string">
            <text:p>sdio_data[2]</text:p>
          </table:table-cell>
          <table:table-cell table:style-name="ce1" office:value-type="string">
            <text:p>spim_csn1_b[2]</text:p>
          </table:table-cell>
        </table:table-row>
        <table:table-row>
          <table:table-cell/>
          <table:table-cell table:style-name="ce1" office:value-type="string">
            <text:p>C05</text:p>
          </table:table-cell>
          <table:table-cell table:number-columns-repeated="5"/>
          <table:table-cell table:style-name="ce1" office:value-type="string">
            <text:p>sdio_data[3]</text:p>
          </table:table-cell>
          <table:table-cell table:style-name="ce1" office:value-type="string">
            <text:p>i2c_scl_b[3]</text:p>
          </table:table-cell>
        </table:table-row>
        <table:table-row>
          <table:table-cell/>
          <table:table-cell table:style-name="ce1" office:value-type="string">
            <text:p>C06</text:p>
          </table:table-cell>
          <table:table-cell table:number-columns-repeated="6"/>
          <table:table-cell table:style-name="ce1" office:value-type="string">
            <text:p>i2c_sda_b[3]</text:p>
          </table:table-cell>
        </table:table-row>
        <table:table-row>
          <table:table-cell/>
          <table:table-cell table:style-name="ce1" office:value-type="string">
            <text:p>C07</text:p>
          </table:table-cell>
          <table:table-cell table:number-columns-repeated="5"/>
          <table:table-cell table:style-name="ce1" office:value-type="string">
            <text:p>spim_sd0_a[1]</text:p>
          </table:table-cell>
          <table:table-cell table:style-name="ce1" office:value-type="string">
            <text:p>sddc_dat0</text:p>
          </table:table-cell>
        </table:table-row>
        <table:table-row>
          <table:table-cell/>
          <table:table-cell table:style-name="ce1" office:value-type="string">
            <text:p>C08</text:p>
          </table:table-cell>
          <table:table-cell table:number-columns-repeated="5"/>
          <table:table-cell table:style-name="ce1" office:value-type="string">
            <text:p>spim_sd1_a[1]</text:p>
          </table:table-cell>
          <table:table-cell table:style-name="ce1" office:value-type="string">
            <text:p>sddc_dat1</text:p>
          </table:table-cell>
        </table:table-row>
        <table:table-row>
          <table:table-cell/>
          <table:table-cell table:style-name="ce1" office:value-type="string">
            <text:p>C09</text:p>
          </table:table-cell>
          <table:table-cell table:number-columns-repeated="5"/>
          <table:table-cell table:style-name="ce1" office:value-type="string">
            <text:p>spim_sd2_a[1]</text:p>
          </table:table-cell>
          <table:table-cell table:style-name="ce1" office:value-type="string">
            <text:p>sddc_dat2</text:p>
          </table:table-cell>
        </table:table-row>
        <table:table-row>
          <table:table-cell/>
          <table:table-cell table:style-name="ce1" office:value-type="string">
            <text:p>C10</text:p>
          </table:table-cell>
          <table:table-cell table:number-columns-repeated="5"/>
          <table:table-cell table:style-name="ce1" office:value-type="string">
            <text:p>spim_sd3_a[1]</text:p>
          </table:table-cell>
          <table:table-cell table:style-name="ce1" office:value-type="string">
            <text:p>sddc_dat3</text:p>
          </table:table-cell>
        </table:table-row>
        <table:table-row>
          <table:table-cell/>
          <table:table-cell table:style-name="ce1" office:value-type="string">
            <text:p>C11</text:p>
          </table:table-cell>
          <table:table-cell table:number-columns-repeated="5"/>
          <table:table-cell table:style-name="ce1" office:value-type="string">
            <text:p>spim_clk_a[1]</text:p>
          </table:table-cell>
          <table:table-cell table:style-name="ce1" office:value-type="string">
            <text:p>sddc_clk</text:p>
          </table:table-cell>
        </table:table-row>
        <table:table-row>
          <table:table-cell/>
          <table:table-cell table:style-name="ce1" office:value-type="string">
            <text:p>C12</text:p>
          </table:table-cell>
          <table:table-cell table:number-columns-repeated="5"/>
          <table:table-cell table:style-name="ce1" office:value-type="string">
            <text:p>spim_csn0_a[1]</text:p>
          </table:table-cell>
          <table:table-cell table:style-name="ce1" office:value-type="string">
            <text:p>sddc_cmd</text:p>
          </table:table-cell>
        </table:table-row>
        <table:table-row>
          <table:table-cell/>
          <table:table-cell table:style-name="ce1" office:value-type="string">
            <text:p>C13</text:p>
          </table:table-cell>
          <table:table-cell table:number-columns-repeated="5"/>
          <table:table-cell table:style-name="ce1" office:value-type="string">
            <text:p>spim_csn1_a[1]</text:p>
          </table:table-cell>
        </table:table-row>
        <table:table-row>
          <table:table-cell/>
          <table:table-cell table:style-name="ce1" office:value-type="string">
            <text:p>C14</text:p>
          </table:table-cell>
        </table:table-row>
        <table:table-row>
          <table:table-cell/>
          <table:table-cell table:style-name="ce1" office:value-type="string">
            <text:p>C15</text:p>
          </table:table-cell>
        </table:table-row>
        <table:table-row>
          <table:table-cell/>
          <table:table-cell table:style-name="ce1" office:value-type="string">
            <text:p>D00</text:p>
          </table:table-cell>
          <table:table-cell table:number-columns-repeated="5"/>
          <table:table-cell table:style-name="ce1" office:value-type="string">
            <text:p>spim_sd0_a[0]</text:p>
          </table:table-cell>
          <table:table-cell table:style-name="ce1" office:value-type="string">
            <text:p>spis_mosi_b[0]</text:p>
          </table:table-cell>
          <table:table-cell table:style-name="ce1" office:value-type="string">
            <text:p>pwm3[0]</text:p>
          </table:table-cell>
        </table:table-row>
        <table:table-row>
          <table:table-cell/>
          <table:table-cell table:style-name="ce1" office:value-type="string">
            <text:p>D01</text:p>
          </table:table-cell>
          <table:table-cell table:number-columns-repeated="5"/>
          <table:table-cell table:style-name="ce1" office:value-type="string">
            <text:p>spim_sd1_a[0]</text:p>
          </table:table-cell>
          <table:table-cell table:style-name="ce1" office:value-type="string">
            <text:p>spis_miso_b[0]</text:p>
          </table:table-cell>
          <table:table-cell table:style-name="ce1" office:value-type="string">
            <text:p>pwm3[1]</text:p>
          </table:table-cell>
        </table:table-row>
        <table:table-row>
          <table:table-cell/>
          <table:table-cell table:style-name="ce1" office:value-type="string">
            <text:p>D02</text:p>
          </table:table-cell>
          <table:table-cell table:number-columns-repeated="5"/>
          <table:table-cell table:style-name="ce1" office:value-type="string">
            <text:p>spim_sd2_a[0]</text:p>
          </table:table-cell>
          <table:table-cell table:style-name="ce1" office:value-type="string">
            <text:p>uart_rx_b[0]</text:p>
          </table:table-cell>
          <table:table-cell table:style-name="ce1" office:value-type="string">
            <text:p>pwm3[2]</text:p>
          </table:table-cell>
        </table:table-row>
        <table:table-row>
          <table:table-cell/>
          <table:table-cell table:style-name="ce1" office:value-type="string">
            <text:p>D03</text:p>
          </table:table-cell>
          <table:table-cell table:number-columns-repeated="5"/>
          <table:table-cell table:style-name="ce1" office:value-type="string">
            <text:p>spim_sd3_a[0]</text:p>
          </table:table-cell>
          <table:table-cell table:style-name="ce1" office:value-type="string">
            <text:p>uart_tx_b[0]</text:p>
          </table:table-cell>
          <table:table-cell table:style-name="ce1" office:value-type="string">
            <text:p>pwm3[3]</text:p>
          </table:table-cell>
        </table:table-row>
        <table:table-row>
          <table:table-cell/>
          <table:table-cell table:style-name="ce1" office:value-type="string">
            <text:p>D04</text:p>
          </table:table-cell>
          <table:table-cell table:number-columns-repeated="5"/>
          <table:table-cell table:style-name="ce1" office:value-type="string">
            <text:p>spim_clk_a[0]</text:p>
          </table:table-cell>
          <table:table-cell table:style-name="ce1" office:value-type="string">
            <text:p>spis_clk_b[0]</text:p>
          </table:table-cell>
        </table:table-row>
        <table:table-row>
          <table:table-cell/>
          <table:table-cell table:style-name="ce1" office:value-type="string">
            <text:p>D05</text:p>
          </table:table-cell>
          <table:table-cell table:number-columns-repeated="5"/>
          <table:table-cell table:style-name="ce1" office:value-type="string">
            <text:p>spim_csn0_a[0]</text:p>
          </table:table-cell>
          <table:table-cell table:style-name="ce1" office:value-type="string">
            <text:p>spis_csn_b[0]</text:p>
          </table:table-cell>
        </table:table-row>
        <table:table-row>
          <table:table-cell/>
          <table:table-cell table:style-name="ce1" office:value-type="string">
            <text:p>D06</text:p>
          </table:table-cell>
          <table:table-cell table:number-columns-repeated="5"/>
          <table:table-cell table:style-name="ce1" office:value-type="string">
            <text:p>spim_csn1_a[0]</text:p>
          </table:table-cell>
        </table:table-row>
        <table:table-row>
          <table:table-cell/>
          <table:table-cell table:style-name="ce1" office:value-type="string">
            <text:p>D07</text:p>
          </table:table-cell>
          <table:table-cell table:number-columns-repeated="5"/>
          <table:table-cell table:style-name="ce1" office:value-type="string">
            <text:p>i2ss_sd</text:p>
          </table:table-cell>
          <table:table-cell table:style-name="ce1" office:value-type="string">
            <text:p>spim_clk_b[1]</text:p>
          </table:table-cell>
        </table:table-row>
        <table:table-row>
          <table:table-cell/>
          <table:table-cell table:style-name="ce1" office:value-type="string">
            <text:p>D08</text:p>
          </table:table-cell>
          <table:table-cell table:number-columns-repeated="5"/>
          <table:table-cell table:style-name="ce1" office:value-type="string">
            <text:p>i2ss_ws</text:p>
          </table:table-cell>
          <table:table-cell table:style-name="ce1" office:value-type="string">
            <text:p>spim_sd0_b[1]</text:p>
          </table:table-cell>
          <table:table-cell table:style-name="ce1" office:value-type="string">
            <text:p>pwm0[0]</text:p>
          </table:table-cell>
        </table:table-row>
        <table:table-row>
          <table:table-cell/>
          <table:table-cell table:style-name="ce1" office:value-type="string">
            <text:p>D09</text:p>
          </table:table-cell>
          <table:table-cell table:number-columns-repeated="5"/>
          <table:table-cell table:style-name="ce1" office:value-type="string">
            <text:p>i2ss_sck</text:p>
          </table:table-cell>
          <table:table-cell table:style-name="ce1" office:value-type="string">
            <text:p>spim_sd1_b[1]</text:p>
          </table:table-cell>
          <table:table-cell table:style-name="ce1" office:value-type="string">
            <text:p>pwm0[1]</text:p>
          </table:table-cell>
        </table:table-row>
        <table:table-row>
          <table:table-cell/>
          <table:table-cell table:style-name="ce1" office:value-type="string">
            <text:p>D10</text:p>
          </table:table-cell>
          <table:table-cell table:number-columns-repeated="5"/>
          <table:table-cell table:style-name="ce1" office:value-type="string">
            <text:p>i2sm_sd</text:p>
          </table:table-cell>
          <table:table-cell table:style-name="ce1" office:value-type="string">
            <text:p>spim_csn0_b[1]</text:p>
          </table:table-cell>
          <table:table-cell table:style-name="ce1" office:value-type="string">
            <text:p>pwm0[2]</text:p>
          </table:table-cell>
        </table:table-row>
        <table:table-row>
          <table:table-cell/>
          <table:table-cell table:style-name="ce1" office:value-type="string">
            <text:p>D11</text:p>
          </table:table-cell>
          <table:table-cell table:number-columns-repeated="5"/>
          <table:table-cell table:style-name="ce1" office:value-type="string">
            <text:p>i2sm_ws</text:p>
          </table:table-cell>
          <table:table-cell table:style-name="ce1" office:value-type="string">
            <text:p>spim_csn1_b[1]</text:p>
          </table:table-cell>
          <table:table-cell table:style-name="ce1" office:value-type="string">
            <text:p>pwm0[3]</text:p>
          </table:table-cell>
        </table:table-row>
        <table:table-row>
          <table:table-cell/>
          <table:table-cell table:style-name="ce1" office:value-type="string">
            <text:p>D12</text:p>
          </table:table-cell>
          <table:table-cell table:number-columns-repeated="5"/>
          <table:table-cell table:style-name="ce1" office:value-type="string">
            <text:p>i2sm_sck</text:p>
          </table:table-cell>
          <table:table-cell table:style-name="ce1" office:value-type="string">
            <text:p>spis_clk_a[1]</text:p>
          </table:table-cell>
        </table:table-row>
        <table:table-row>
          <table:table-cell/>
          <table:table-cell table:style-name="ce1" office:value-type="string">
            <text:p>D13</text:p>
          </table:table-cell>
          <table:table-cell table:number-columns-repeated="5"/>
          <table:table-cell table:style-name="ce1" office:value-type="string">
            <text:p>uart_rx_a[1]</text:p>
          </table:table-cell>
          <table:table-cell table:style-name="ce1" office:value-type="string">
            <text:p>spis_csn_a[1]</text:p>
          </table:table-cell>
        </table:table-row>
        <table:table-row>
          <table:table-cell/>
          <table:table-cell table:style-name="ce1" office:value-type="string">
            <text:p>D14</text:p>
          </table:table-cell>
          <table:table-cell table:number-columns-repeated="5"/>
          <table:table-cell table:style-name="ce1" office:value-type="string">
            <text:p>uart_tx_a[1]</text:p>
          </table:table-cell>
          <table:table-cell table:style-name="ce1" office:value-type="string">
            <text:p>spis_mosi_a[1]</text:p>
          </table:table-cell>
        </table:table-row>
        <table:table-row>
          <table:table-cell/>
          <table:table-cell table:style-name="ce1" office:value-type="string">
            <text:p>D15</text:p>
          </table:table-cell>
          <table:table-cell table:number-columns-repeated="6"/>
          <table:table-cell table:style-name="ce1" office:value-type="string">
            <text:p>spis_miso_a[1]</text:p>
          </table:table-cell>
        </table:table-row>
        <table:table-row>
          <table:table-cell/>
          <table:table-cell table:style-name="ce1" office:value-type="string">
            <text:p>E00</text:p>
          </table:table-cell>
          <table:table-cell table:number-columns-repeated="5"/>
          <table:table-cell table:style-name="ce1" office:value-type="string">
            <text:p>spim_clk_b[0]</text:p>
          </table:table-cell>
          <table:table-cell table:style-name="ce1" office:value-type="string">
            <text:p>i2c_scl_b[1]</text:p>
          </table:table-cell>
          <table:table-cell table:style-name="ce1" office:value-type="string">
            <text:p>pwm1[0]</text:p>
          </table:table-cell>
        </table:table-row>
        <table:table-row>
          <table:table-cell/>
          <table:table-cell table:style-name="ce1" office:value-type="string">
            <text:p>E01</text:p>
          </table:table-cell>
          <table:table-cell table:number-columns-repeated="5"/>
          <table:table-cell table:style-name="ce1" office:value-type="string">
            <text:p>spim_sd0_b[0]</text:p>
          </table:table-cell>
          <table:table-cell table:style-name="ce1" office:value-type="string">
            <text:p>i2c_sda_b[1]</text:p>
          </table:table-cell>
          <table:table-cell table:style-name="ce1" office:value-type="string">
            <text:p>pwm1[1]</text:p>
          </table:table-cell>
        </table:table-row>
        <table:table-row>
          <table:table-cell/>
          <table:table-cell table:style-name="ce1" office:value-type="string">
            <text:p>E02</text:p>
          </table:table-cell>
          <table:table-cell table:number-columns-repeated="5"/>
          <table:table-cell table:style-name="ce1" office:value-type="string">
            <text:p>spim_sd1_b[0]</text:p>
          </table:table-cell>
          <table:table-cell table:style-name="ce1" office:value-type="string">
            <text:p>uart_rx_b[1]</text:p>
          </table:table-cell>
          <table:table-cell table:style-name="ce1" office:value-type="string">
            <text:p>pwm1[2]</text:p>
          </table:table-cell>
        </table:table-row>
        <table:table-row>
          <table:table-cell/>
          <table:table-cell table:style-name="ce1" office:value-type="string">
            <text:p>E03</text:p>
          </table:table-cell>
          <table:table-cell table:number-columns-repeated="5"/>
          <table:table-cell table:style-name="ce1" office:value-type="string">
            <text:p>spim_csn0_b[0]</text:p>
          </table:table-cell>
          <table:table-cell table:style-name="ce1" office:value-type="string">
            <text:p>uart_tx_b[1]</text:p>
          </table:table-cell>
          <table:table-cell table:style-name="ce1" office:value-type="string">
            <text:p>pwm1[3]</text:p>
          </table:table-cell>
        </table:table-row>
        <table:table-row>
          <table:table-cell/>
          <table:table-cell table:style-name="ce1" office:value-type="string">
            <text:p>E04</text:p>
          </table:table-cell>
          <table:table-cell table:number-columns-repeated="5"/>
          <table:table-cell table:style-name="ce1" office:value-type="string">
            <text:p>uart_rx_a[3]</text:p>
          </table:table-cell>
        </table:table-row>
        <table:table-row>
          <table:table-cell/>
          <table:table-cell table:style-name="ce1" office:value-type="string">
            <text:p>E05</text:p>
          </table:table-cell>
          <table:table-cell table:number-columns-repeated="5"/>
          <table:table-cell table:style-name="ce1" office:value-type="string">
            <text:p>uart_tx_a[3]</text:p>
          </table:table-cell>
        </table:table-row>
        <table:table-row>
          <table:table-cell/>
          <table:table-cell table:style-name="ce1" office:value-type="string">
            <text:p>E06</text:p>
          </table:table-cell>
          <table:table-cell table:number-columns-repeated="5"/>
          <table:table-cell table:style-name="ce1" office:value-type="string">
            <text:p>spim_clk_a[3]</text:p>
          </table:table-cell>
          <table:table-cell table:style-name="ce1" office:value-type="string">
            <text:p>spis_clk_b[1]</text:p>
          </table:table-cell>
        </table:table-row>
        <table:table-row>
          <table:table-cell/>
          <table:table-cell table:style-name="ce1" office:value-type="string">
            <text:p>E07</text:p>
          </table:table-cell>
          <table:table-cell table:number-columns-repeated="5"/>
          <table:table-cell table:style-name="ce1" office:value-type="string">
            <text:p>spim_sd0_a[3]</text:p>
          </table:table-cell>
          <table:table-cell table:style-name="ce1" office:value-type="string">
            <text:p>spis_csn_b[1]</text:p>
          </table:table-cell>
        </table:table-row>
        <table:table-row>
          <table:table-cell/>
          <table:table-cell table:style-name="ce1" office:value-type="string">
            <text:p>E08</text:p>
          </table:table-cell>
          <table:table-cell table:number-columns-repeated="5"/>
          <table:table-cell table:style-name="ce1" office:value-type="string">
            <text:p>spim_sd1_a[3]</text:p>
          </table:table-cell>
          <table:table-cell table:style-name="ce1" office:value-type="string">
            <text:p>spis_mosi_b[1]</text:p>
          </table:table-cell>
        </table:table-row>
        <table:table-row>
          <table:table-cell/>
          <table:table-cell table:style-name="ce1" office:value-type="string">
            <text:p>E09</text:p>
          </table:table-cell>
          <table:table-cell table:number-columns-repeated="5"/>
          <table:table-cell table:style-name="ce1" office:value-type="string">
            <text:p>spim_csn0_a[3]</text:p>
          </table:table-cell>
          <table:table-cell table:style-name="ce1" office:value-type="string">
            <text:p>spis_miso_b[1]</text:p>
          </table:table-cell>
        </table:table-row>
        <table:table-row>
          <table:table-cell/>
          <table:table-cell table:style-name="ce1" office:value-type="string">
            <text:p>E10</text:p>
          </table:table-cell>
          <table:table-cell table:number-columns-repeated="5"/>
          <table:table-cell table:style-name="ce1" office:value-type="string">
            <text:p>spis_clk_a[0]</text:p>
          </table:table-cell>
          <table:table-cell table:style-name="ce1" office:value-type="string">
            <text:p>i2c_scl_a[2]</text:p>
          </table:table-cell>
          <table:table-cell table:style-name="ce1" office:value-type="string">
            <text:p>pwm3[0]</text:p>
          </table:table-cell>
        </table:table-row>
        <table:table-row>
          <table:table-cell/>
          <table:table-cell table:style-name="ce1" office:value-type="string">
            <text:p>E11</text:p>
          </table:table-cell>
          <table:table-cell table:number-columns-repeated="5"/>
          <table:table-cell table:style-name="ce1" office:value-type="string">
            <text:p>spis_csn_a[0]</text:p>
          </table:table-cell>
          <table:table-cell table:style-name="ce1" office:value-type="string">
            <text:p>i2c_sda_a[2]</text:p>
          </table:table-cell>
          <table:table-cell table:style-name="ce1" office:value-type="string">
            <text:p>pwm3[1]</text:p>
          </table:table-cell>
        </table:table-row>
        <table:table-row>
          <table:table-cell/>
          <table:table-cell table:style-name="ce1" office:value-type="string">
            <text:p>E12</text:p>
          </table:table-cell>
          <table:table-cell table:number-columns-repeated="5"/>
          <table:table-cell table:style-name="ce1" office:value-type="string">
            <text:p>spis_mosi_a[0]</text:p>
          </table:table-cell>
          <table:table-cell table:style-name="ce1" office:value-type="string">
            <text:p>uart_rx_a[2]</text:p>
          </table:table-cell>
          <table:table-cell table:style-name="ce1" office:value-type="string">
            <text:p>pwm3[2]</text:p>
          </table:table-cell>
        </table:table-row>
        <table:table-row>
          <table:table-cell/>
          <table:table-cell table:style-name="ce1" office:value-type="string">
            <text:p>E13</text:p>
          </table:table-cell>
          <table:table-cell table:number-columns-repeated="5"/>
          <table:table-cell table:style-name="ce1" office:value-type="string">
            <text:p>spis_miso_a[0]</text:p>
          </table:table-cell>
          <table:table-cell table:style-name="ce1" office:value-type="string">
            <text:p>uart_tx_a[2]</text:p>
          </table:table-cell>
          <table:table-cell table:style-name="ce1" office:value-type="string">
            <text:p>pwm3[3]</text:p>
          </table:table-cell>
        </table:table-row>
        <table:table-row>
          <table:table-cell/>
          <table:table-cell table:style-name="ce1" office:value-type="string">
            <text:p>E14</text:p>
          </table:table-cell>
          <table:table-cell table:number-columns-repeated="5"/>
          <table:table-cell table:style-name="ce1" office:value-type="string">
            <text:p>i2c_scl_a[3]</text:p>
          </table:table-cell>
        </table:table-row>
        <table:table-row>
          <table:table-cell/>
          <table:table-cell table:style-name="ce1" office:value-type="string">
            <text:p>E15</text:p>
          </table:table-cell>
          <table:table-cell table:number-columns-repeated="5"/>
          <table:table-cell table:style-name="ce1" office:value-type="string">
            <text:p>i2c_sda_a[3]</text:p>
          </table:table-cell>
        </table:table-row>
        <table:table-row>
          <table:table-cell/>
          <table:table-cell table:style-name="ce1" office:value-type="string">
            <text:p>F00</text:p>
          </table:table-cell>
        </table:table-row>
        <table:table-row>
          <table:table-cell/>
          <table:table-cell table:style-name="ce1" office:value-type="string">
            <text:p>F01</text:p>
          </table:table-cell>
        </table:table-row>
        <table:table-row>
          <table:table-cell/>
          <table:table-cell table:style-name="ce1" office:value-type="string">
            <text:p>F02</text:p>
          </table:table-cell>
        </table:table-row>
        <table:table-row>
          <table:table-cell/>
          <table:table-cell table:style-name="ce1" office:value-type="string">
            <text:p>F03</text:p>
          </table:table-cell>
        </table:table-row>
        <table:table-row>
          <table:table-cell/>
          <table:table-cell table:style-name="ce1" office:value-type="string">
            <text:p>F04</text:p>
          </table:table-cell>
        </table:table-row>
        <table:table-row>
          <table:table-cell/>
          <table:table-cell table:style-name="ce1" office:value-type="string">
            <text:p>F05</text:p>
          </table:table-cell>
        </table:table-row>
        <table:table-row>
          <table:table-cell/>
          <table:table-cell table:style-name="ce1" office:value-type="string">
            <text:p>F06</text:p>
          </table:table-cell>
        </table:table-row>
        <table:table-row>
          <table:table-cell/>
          <table:table-cell table:style-name="ce1" office:value-type="string">
            <text:p>F07</text:p>
          </table:table-cell>
        </table:table-row>
        <table:table-row>
          <table:table-cell/>
          <table:table-cell table:style-name="ce1" office:value-type="string">
            <text:p>F08</text:p>
          </table:table-cell>
        </table:table-row>
        <table:table-row>
          <table:table-cell/>
          <table:table-cell table:style-name="ce1" office:value-type="string">
            <text:p>F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roman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8">
      <number:month/>
      <number:text>/</number:text>
      <number:day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1">00/00/0000</text:date>, <text:time style:data-style-name="N2" text:time-value="11:18:20.5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01T14:01:21.912000000</meta:creation-date>
    <dc:date>2026-03-11T11:23:11.268000000</dc:date>
    <meta:editing-duration>PT9M18S</meta:editing-duration>
    <meta:editing-cycles>3</meta:editing-cycles>
    <meta:generator>LibreOffice/7.5.7.1$Windows_X86_64 LibreOffice_project/47eb0cf7efbacdee9b19ae25d6752381ede23126</meta:generator>
    <meta:document-statistic meta:table-count="2" meta:cell-count="721" meta:object-count="0"/>
  </office:meta>
</office:document-meta>
</file>